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2" svg:font-family="Calibri, sans-serif"/>
    <style:font-face style:name="Calibri1"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1"/>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1"/>
    </style:style>
    <style:style style:name="P9" style:family="paragraph" style:parent-style-name="Text_20_body">
      <style:text-properties style:font-name="Calibri1" fo:language="pl" fo:country="PL"/>
    </style:style>
    <style:style style:name="P10" style:family="paragraph" style:parent-style-name="Text_20_body">
      <style:text-properties fo:background-color="#ffff00"/>
    </style:style>
    <style:style style:name="P11" style:family="paragraph" style:parent-style-name="Text_20_body">
      <style:text-properties style:font-name="Calibri"/>
    </style:style>
    <style:style style:name="P12" style:family="paragraph" style:parent-style-name="Heading" style:master-page-name="MP0">
      <style:paragraph-properties style:page-number="auto" fo:break-before="page"/>
      <style:text-properties fo:language="pl" fo:country="PL"/>
    </style:style>
    <style:style style:name="P13" style:family="paragraph" style:parent-style-name="Heading_20_2">
      <style:text-properties fo:language="pl" fo:country="PL"/>
    </style:style>
    <style:style style:name="P14" style:family="paragraph" style:parent-style-name="Heading_20_2">
      <style:text-properties style:font-name="Calibri1" fo:language="pl" fo:country="PL"/>
    </style:style>
    <style:style style:name="P15" style:family="paragraph" style:parent-style-name="Text_20_body">
      <style:text-properties style:font-name="Calibri1" fo:language="pl" fo:country="PL"/>
    </style:style>
    <style:style style:name="T1" style:family="text">
      <style:text-properties fo:language="pl" fo:country="PL"/>
    </style:style>
    <style:style style:name="T2" style:family="text">
      <style:text-properties style:font-name="Calibri2"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 fo:background-color="#ffff00"/>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1" fo:language="pl" fo:country="PL" fo:font-weight="normal" style:font-weight-asian="normal" style:font-weight-complex="normal"/>
    </style:style>
    <style:style style:name="T9" style:family="text">
      <style:text-properties style:font-name="Calibri1" fo:background-color="#ffff00"/>
    </style:style>
    <style:style style:name="T10" style:family="text">
      <style:text-properties style:font-name="Calibri1" fo:background-color="transparent"/>
    </style:style>
    <style:style style:name="T11" style:family="text">
      <style:text-properties style:font-name="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ynastia Sobieskich – tom II, „Pola Chwały”</text:p>
      <text:h text:style-name="P13"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Text_20_body"><text:span text:style-name="T1">Dobrze na koniu nie je</text:span><text:span text:style-name="T7">ź</text:span><text:span text:style-name="T4">dzi</text:span><text:span text:style-name="T7">ł</text:span><text:span text:style-name="T4">, radzi</text:span><text:span text:style-name="T7">ł</text:span><text:span text:style-name="T4"> sobie jednak jako</text:span><text:span text:style-name="T7">ś</text:span><text:span text:style-name="T4">, wi</text:span><text:span text:style-name="T7">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text:span><text:span text:style-name="T7">ł</text:span><text:span text:style-name="T7"> też Szymonowi Jan Pliszka, weteran stary, który się <text:s/>- jak powiada</text:span><text:span text:style-name="T7">ł -</text:span><text:span text:style-name="T7"> wreszcie pod prawdziwym wodzem wojować zaci</text:span><text:span text:style-name="T7">ą</text:span><text:span text:style-name="T7">gn</text:span><text:span text:style-name="T7">ął</text:span><text:span text:style-name="T7"> - że walczy się pieszo, a konno się między bitwami przejeżdża. To i wiele innych rad dawa</text:span><text:span text:style-name="T7">ł</text:span><text:span text:style-name="T7"> Jan m</text:span><text:span text:style-name="T7">ł</text:span><text:span text:style-name="T7">odym rekrutom, i opowiada</text:span><text:span text:style-name="T7">ł</text:span><text:span text:style-name="T7"> o pochodach i zwyci</text:span><text:span text:style-name="T7">ę</text:span><text:span text:style-name="T7">stwach wielkich z wojen z Moskw</text:span><text:span text:style-name="T7">ą</text:span><text:span text:style-name="T7"> pod panem Paw</text:span><text:span text:style-name="T7">ł</text:span><text:span text:style-name="T7">em Sapieh</text:span><text:span text:style-name="T7">ą</text:span><text:span text:style-name="T7">, i z Kozakami pobuntowanymi pod panem Czarnieckim, co ca</text:span><text:span text:style-name="T7">ł</text:span><text:span text:style-name="T7">ej Ukrainy postrachem by</text:span><text:span text:style-name="T7">ł</text:span><text:span text:style-name="T7">, p</text:span><text:span text:style-name="T7">ó</text:span><text:span text:style-name="T7">ki </text:span><text:span text:style-name="T7">ż</text:span><text:span text:style-name="T7">ywota wojuj</text:span><text:span text:style-name="T7">ą</text:span><text:span text:style-name="T7">c od zm</text:span><text:span text:style-name="T7">ę</text:span><text:span text:style-name="T7">czenia nie dokona</text:span><text:span text:style-name="T7">ł</text:span><text:span text:style-name="T7">. Zaczyna</text:span><text:span text:style-name="T7">ł</text:span><text:span text:style-name="T7"> zatem t</text:span><text:span text:style-name="T7">ę</text:span><text:span text:style-name="T7">skni</text:span><text:span text:style-name="T7">ć</text:span><text:span text:style-name="T7"> m</text:span><text:span text:style-name="T7">ł</text:span><text:span text:style-name="T7">ody </text:span><text:span text:style-name="T7">ż</text:span><text:span text:style-name="T7">o</text:span><text:span text:style-name="T7">ł</text:span><text:span text:style-name="T7">nierz za wojaczk</text:span><text:span text:style-name="T7">ą</text:span><text:span text:style-name="T7">, co trudy przynosi, ale i chwa</text:span><text:span text:style-name="T7">łę i przygody, a czasem łup.</text:span></text:p>
      <text:p text:style-name="Text_20_body"><text:span text:style-name="T7">Po kilku tygodniach </text:span><text:span text:style-name="T7">ć</text:span><text:span text:style-name="T7">wicze</text:span><text:span text:style-name="T7">ń</text:span><text:span text:style-name="T7"> wydano dragonom nowe, czerwone kolety, nowe buty, spodnie i ko</text:span><text:span text:style-name="T7">ł</text:span><text:span text:style-name="T7">paczki, uzupe</text:span><text:span text:style-name="T7">ł</text:span><text:span text:style-name="T7">niono amunicj</text:span><text:span text:style-name="T7">ę</text:span><text:span text:style-name="T7">, i wyp</text:span><text:span text:style-name="T7">ł</text:span><text:span text:style-name="T7">acono srebrn</text:span><text:span text:style-name="T7">ą</text:span><text:span text:style-name="T7"> monet</text:span><text:span text:style-name="T7">ą</text:span><text:span text:style-name="T7"> </text:span><text:span text:style-name="T7">ż</text:span><text:span text:style-name="T7">o</text:span><text:span text:style-name="T7">ł</text:span><text:span text:style-name="T7">d za pierwszy kwarta</text:span><text:span text:style-name="T7">ł</text:span><text:span text:style-name="T7">, surowo przykazuj</text:span><text:span text:style-name="T7">ą</text:span><text:span text:style-name="T7">c wyda</text:span><text:span text:style-name="T7">ć</text:span><text:span text:style-name="T7"> go na zaopatrzenie w </text:span><text:span text:style-name="T7">ż</text:span><text:span text:style-name="T7">ywno</text:span><text:span text:style-name="T7">ść</text:span><text:span text:style-name="T7">. Dwa dni p</text:span><text:span text:style-name="T7">óź</text:span><text:span text:style-name="T7">niej regiment wyruszy</text:span><text:span text:style-name="T7">ł</text:span><text:span text:style-name="T7">. </text:span><text:span text:style-name="T1">Dalej mastzerowa</text:span><text:span text:style-name="T7">ł</text:span><text:span text:style-name="T4">y albo konno jecha</text:span><text:span text:style-name="T7">ł</text:span><text:span text:style-name="T4">y</text:span><text:span text:style-name="T1"> inne, nowo sformowane regimenty z całej wiernej królowi Rzeczypospolitej. Ciągneły różnymi drogami w stronę Rusi wśród wzgórz Roztocza. Im bliżej Lwowa, tym gęściej patrolowały na tych wzgórzach oddziały kawalerii koronnej, aby ciekawe oczy szpiegów </text:span><text:soft-page-break/><text:span text:style-name="T1">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text:span><text:span text:style-name="T1">jazdy zwanej wołoską, którą dowodził jeszcze porucznik jeszcze młodszy wiekiem, młodzian prawie, drobnej postawy, od ucha do ucha roześmiany.</text:span></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rzeciw elektowi większością sejmu na Woli obranemu zbuntował się, i to zdrajców a także posłów z Brandenburgii robota. To jasne po tym, jak znaleźliśmy listy u tych pludraków, co ich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3"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kroków przed pikinierami stał feldw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oft-page-break/><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text:span><text:span text:style-name="T2">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text:soft-page-break/>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6">ą</text:span><text:span text:style-name="T3">dnie przygotowanego okr</text:span><text:span text:style-name="T6">ę</text:span><text:span text:style-name="T3">tu nie s</text:span><text:span text:style-name="T6">ą</text:span><text:span text:style-name="T3"> te sztormy przecie straszne. Marynarzom takie sprawy zwyczajne, a w sytuacji naprawd</text:span><text:span text:style-name="T6">ę</text:span><text:span text:style-name="T3"> trudnej schroni</text:span><text:span text:style-name="T6">ć</text:span><text:span text:style-name="T3"> si</text:span><text:span text:style-name="T6">ę</text:span><text:span text:style-name="T3"> w przyjaznych szwedzkich portach mo</text:span><text:span text:style-name="T6">ż</text:span><text:span text:style-name="T3">emy.</text:span></text:p>
      <text:p text:style-name="P2"><text:span text:style-name="T3">- Nie dlatego, abym si</text:span><text:span text:style-name="T6">ę</text:span><text:span text:style-name="T3"> narazi</text:span><text:span text:style-name="T6">ć</text:span><text:span text:style-name="T3"> okr</text:span><text:span text:style-name="T6">ę</text:span><text:span text:style-name="T3">ty i marynarzy dzielnych Jego Kr</text:span><text:span text:style-name="T6">ó</text:span><text:span text:style-name="T3">lewskiej mo</text:span><text:span text:style-name="T6">ś</text:span><text:span text:style-name="T3">ci obawia</text:span><text:span text:style-name="T6">ł</text:span><text:span text:style-name="T3"> rezygnujemy z tych wypraw. Nie mamy, aktualnie, celu w wyprawie do Gda</text:span><text:span text:style-name="T6">ń</text:span><text:span text:style-name="T3">ska.</text:span></text:p>
      <text:p text:style-name="P2">- Ależ jak to, nowego sojusznika ostawimy?</text:p>
      <text:p text:style-name="P2"><text:span text:style-name="T2">- Uciszcie się, de Gourdant! – syknął kapitan -</text:span> nie dla zwyk<text:span text:style-name="T6">ł</text:span><text:span text:style-name="T3">ych marynarskich uszu to sprawy. Powiem wam jedno, </text:span><text:span text:style-name="T6">ż</text:span><text:span text:style-name="T3">e sojusznik nasz nadal z drugim sojusznikiem wojuje, i dop</text:span><text:span text:style-name="T6">ó</text:span><text:span text:style-name="T3">ki to trwa, na wsparcie nasze obaj poczeka</text:span><text:span text:style-name="T6">ć</text:span><text:span text:style-name="T3"> musz</text:span><text:span text:style-name="T6">ą</text:span><text:span text:style-name="T3">.</text:span></text:p>
      <text:p text:style-name="P2"><text:span text:style-name="T3">Zamy</text:span><text:span text:style-name="T6">ś</text:span><text:span text:style-name="T3">li</text:span><text:span text:style-name="T6">ł</text:span><text:span text:style-name="T3"> si</text:span><text:span text:style-name="T6">ę</text:span><text:span text:style-name="T3"> pan de Bealieu.</text:span></text:p>
      <text:p text:style-name="P2"><text:span text:style-name="T3">- M</text:span><text:span text:style-name="T6">ó</text:span><text:span text:style-name="T3">wicie: Ba</text:span><text:span text:style-name="T6">ł</text:span><text:span text:style-name="T3">tyk, my</text:span><text:span text:style-name="T6">ś</text:span><text:span text:style-name="T3">licie: Szwecja - powiedzia</text:span><text:span text:style-name="T6">ł</text:span><text:span text:style-name="T3"> powoli do kapitana - trzebaby Szwecj</text:span><text:span text:style-name="T6">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6">ź</text:span>miesz na pok<text:span text:style-name="T6">ł</text:span>ad pana de Bethune, kt<text:span text:style-name="T6">ó</text:span>ry misj<text:span text:style-name="T6">ę</text:span> now<text:span text:style-name="T6">ą</text:span> a piln<text:span text:style-name="T6">ą</text:span> w Polsce odbywa<text:span text:style-name="T6">ć</text:span> b<text:span text:style-name="T6">ę</text:span>dzie. Potem przygotujesz okr<text:span text:style-name="T6">ę</text:span>ty do rejs<text:span text:style-name="T6">ó</text:span>w zimowych. Ja w Pary<text:span text:style-name="T6">ż</text:span>u z ministrem Pompone rozm<text:span text:style-name="T6">ó</text:span>wi<text:span text:style-name="T6">ć</text:span> si<text:span text:style-name="T6">ę</text:span> musz<text:span text:style-name="T6">ę</text:span>, lecz s<text:span text:style-name="T6">ą</text:span>dz<text:span text:style-name="T6">ę</text:span> <text:span text:style-name="T6">ż</text:span>e zim<text:span text:style-name="T6">ą</text:span> razem w rejs udamy si<text:span text:style-name="T6">ę.</text:span></text:p>
      <text:p text:style-name="P3"/>
      <text:p text:style-name="P7"/>
      <text:p text:style-name="P7">* <text:s/>* <text:s/>*</text:p>
      <text:p text:style-name="Text_20_body"><text:span text:style-name="T1">"Wielce moja </text:span><text:span text:style-name="T7">ż</text:span><text:span text:style-name="T4">ycia a serca pociecho... Jakie</text:span><text:span text:style-name="T7">ż</text:span><text:span text:style-name="T4"> to wie</text:span><text:span text:style-name="T7">ś</text:span><text:span text:style-name="T4">ci niedobre, a raczej ich brak od WMci Serca mego krewnych i znajomych, jako </text:span><text:span text:style-name="T7">ż</text:span><text:span text:style-name="T4">e gotowizny przyobiecaney mi nieprzysy</text:span><text:span text:style-name="T7">ł</text:span><text:span text:style-name="T4">aj</text:span><text:span text:style-name="T7">ą</text:span><text:span text:style-name="T4">. Przecie nie </text:span><text:soft-page-break/><text:span text:style-name="T4">dlatego, i</text:span><text:span text:style-name="T7">ż</text:span><text:span text:style-name="T4"> Jego Wysoko</text:span><text:span text:style-name="T7">ś</text:span><text:span text:style-name="T4">ci w skarbcu brakuje, bo mu brakuje, dla wojen i innych turbacyj, ale tyle co mi przyobieca</text:span><text:span text:style-name="T7">ł</text:span><text:span text:style-name="T4"> zawsze wys</text:span><text:span text:style-name="T7">ł</text:span><text:span text:style-name="T4">a</text:span><text:span text:style-name="T7">ć</text:span><text:span text:style-name="T4"> mo</text:span><text:span text:style-name="T7">ż</text:span><text:span text:style-name="T4">e, bo wi</text:span><text:span text:style-name="T7">ę</text:span><text:span text:style-name="T4">cej trawnik jeden u niego w Versalu kosztuje ni</text:span><text:span text:style-name="T7">ź</text:span><text:span text:style-name="T4">li to wsparcie dla nas. <text:s/>Musi to by</text:span><text:span text:style-name="T7">ć</text:span><text:span text:style-name="T4">, </text:span><text:span text:style-name="T7">ż</text:span><text:span text:style-name="T4">e JKM</text:span><text:span text:style-name="T7">ć</text:span><text:span text:style-name="T4"> Ludwik wojny naszej z Turkiem wspiera</text:span><text:span text:style-name="T7">ć</text:span><text:span text:style-name="T4"> nie chce. My j</text:span><text:span text:style-name="T7">ą</text:span><text:span text:style-name="T4"> przecie</text:span><text:span text:style-name="T7">ż zakoń</text:span><text:span text:style-name="T4">czy</text:span><text:span text:style-name="T7">ć</text:span><text:span text:style-name="T4"> musim, a jak tu o ko</text:span><text:span text:style-name="T7">ń</text:span><text:span text:style-name="T4">czeniu my</text:span><text:span text:style-name="T7">ś</text:span><text:span text:style-name="T4">le</text:span><text:span text:style-name="T7">ć</text:span><text:span text:style-name="T4">, pieni</text:span><text:span text:style-name="T7">ą</text:span><text:span text:style-name="T4">dza nie maj</text:span><text:span text:style-name="T7">ą</text:span><text:span text:style-name="T4">c. Jeszcze JM</text:span><text:span text:style-name="T7">ć</text:span><text:span text:style-name="T4"> pan Podskarbi w Warszawie rezerw ostatnich gotowizny dobywa, z tego co nam do tej pory przys</text:span><text:span text:style-name="T7">ł</text:span><text:span text:style-name="T4">ano, jednak pono, </text:span><text:span text:style-name="T7">ż</text:span><text:span text:style-name="T4">e wi</text:span><text:span text:style-name="T7">ę</text:span><text:span text:style-name="T4">cej w pa</text:span><text:span text:style-name="T7">ł</text:span><text:span text:style-name="T4">ac sw</text:span><text:span text:style-name="T7">ó</text:span><text:span text:style-name="T4">j nowy wedle Kabat </text:span><text:span text:style-name="T7">ł</text:span><text:span text:style-name="T4">o</text:span><text:span text:style-name="T7">ży, a mi grosze nędzne odsyła. A Kątski jenerał artyleryi wielce teraz pieniędzy potrzebuje, bo we Lwowie działa ostatnie szykuje, którymi </text:span><text:span text:style-name="T8">Bar i </text:span><text:span text:style-name="T7">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6">ó</text:span><text:span text:style-name="T3">r</text:span><text:span text:style-name="T6">ą</text:span><text:span text:style-name="T3"> Ostrowski z grzbietu wierzchowca ogl</text:span><text:span text:style-name="T6">ą</text:span><text:span text:style-name="T3">da</text:span><text:span text:style-name="T6">ł, była prawie wyludniona. Już od Lwowa na wschód wioski często puste stały, za Strypą zaś osady ludzkie znikły zupełnie. Od nieszczęśliwego roku 1648 tyle wycierpiała ta ziemia z rąk tatarskich, lecz nade wszystko z rąk </text:span><text:span text:style-name="T6">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6">ł</text:span>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6">ę</text:span> Kamieńca szeroko otwarte, a przed bram<text:span text:style-name="T6">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6">ę</text:span> Rusk<text:span text:style-name="T6">ą</text:span> wpadły, bezlitośnie siekąc tych Tatarów, którzy w fortecy ocalenia szukać chcieli. Lecz za to Tatarzy w obozie, chwilowo od widoku wzniesionych nad sobą <text:soft-page-break/>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6">ł</text:span> i kopii, śmiałym natarciem w ciżbę Krymców powstrzymała, impetem swoim wrog<text:span text:style-name="T6">ó</text:span>w powalaj<text:span text:style-name="T6">ą</text:span>c i koncerzami okrutnie ich bod<text:span text:style-name="T6">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a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 Fortecę dobywać kawalerią?</text:p>
      <text:p text:style-name="Dialog"><text:span text:style-name="T6">- To waćpan jeszcze nie widział, jak dzielnie husarze nasi spieszeni fortyfikacje dobywają. Przecie nie tylko z konia szablą robić umieją. Szyszak i pancerz przeiw kulom</text:span><text:span text:style-name="T6"><text:note text:id="ftn3" text:note-class="endnote"><text:note-citation>3</text:note-citation><text:note-body><text:p text:style-name="Endnote">Zw<text:span text:style-name="T6">ł</text:span><text:span text:style-name="T3">aszcza przeciw tureckim. Rzeczywi</text:span><text:span text:style-name="T6">ś</text:span><text:span text:style-name="T3">cie, husaria spieszona niejednokrotnie o szturmie fortec rozstrzyga</text:span><text:span text:style-name="T6">ł</text:span><text:span text:style-name="T3">a, r</text:span><text:span text:style-name="T6">ó</text:span><text:span text:style-name="T3">wnie</text:span><text:span text:style-name="T6">ż</text:span><text:span text:style-name="T3"> dzi</text:span><text:span text:style-name="T6">ę</text:span><text:span text:style-name="T3">ki swemu znakomitemu - i pod koniec XVII wieku wyj</text:span><text:span text:style-name="T6">ą</text:span><text:span text:style-name="T3">tkowemu - uzbrojeniu ochronnemu.</text:span></text:p></text:note-body></text:note></text:span><text:span text:style-name="T6">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text:soft-page-break/>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6">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6"><text:note text:id="ftn4" text:note-class="endnote"><text:note-citation>4</text:note-citation><text:note-body><text:p text:style-name="Endnote">Abdykowawszy, przebywa<text:span text:style-name="T6">ł</text:span><text:span text:style-name="T3"> we Francji. Zmar</text:span><text:span text:style-name="T6">ł</text:span><text:span text:style-name="T3"> na wie</text:span><text:span text:style-name="T6">ść</text:span><text:span text:style-name="T3"> o zdobyciu Kamie</text:span><text:span text:style-name="T6">ń</text:span><text:span text:style-name="T3">ca przez Turk</text:span><text:span text:style-name="T6">ó</text:span><text:span text:style-name="T3">w.</text:span></text:p></text:note-body></text:note></text:span><text:span text:style-name="T6">, żołnierzom nie-Polakom i nie-Litwinom po doświadczeniach smutnych</text:span><text:span text:style-name="T6"><text:note text:id="ftn5" text:note-class="endnote"><text:note-citation>5</text:note-citation><text:note-body><text:p text:style-name="Endnote">Np. w 1648 roku wszyscy Rusini s<text:span text:style-name="T6">ł</text:span><text:span text:style-name="T3">u</text:span><text:span text:style-name="T6">żą</text:span><text:span text:style-name="T3">cy w wojskach komputowych i prywatnych przeszli na stron</text:span><text:span text:style-name="T6">ę</text:span><text:span text:style-name="T3"> Chmielnickiego. Oznacza</text:span><text:span text:style-name="T6">ł</text:span><text:span text:style-name="T3">o to, </text:span><text:span text:style-name="T6">ż</text:span><text:span text:style-name="T3">e nagle wojska koronne pozbawione zosta</text:span><text:span text:style-name="T6">ł</text:span><text:span text:style-name="T3">y ca</text:span><text:span text:style-name="T6">ł</text:span><text:span text:style-name="T3">ej dragonii i wielkiej cz</text:span><text:span text:style-name="T6">ęś</text:span><text:span text:style-name="T3">ci piechoty. Dopiero Sobieskiemu uda</text:span><text:span text:style-name="T6">ł</text:span><text:span text:style-name="T3">o si</text:span><text:span text:style-name="T6">ę</text:span><text:span text:style-name="T3">, historycznie, ubytek ten odtworzy</text:span><text:span text:style-name="T6">ć</text:span><text:span text:style-name="T3">.</text:span></text:p></text:note-body></text:note></text:span><text:span text:style-name="T6"> panowania swego ufać nie kazał. Jednak przydał się tutaj pan Wiszinoiu i jego ziomkowie, gdy się u chłopów mołdawskich o transportach do Kamieńca wywiadywał. </text:span><text:span text:style-name="T10">Transporty te mia</text:span><text:span text:style-name="T10">ł</text:span><text:span text:style-name="T10">y zawsze eskort</text:span><text:span text:style-name="T10">ę</text:span><text:span text:style-name="T10"> z pieszych janczar</text:span><text:span text:style-name="T10">ó</text:span><text:span text:style-name="T10">w oraz z Tatar</text:span><text:span text:style-name="T10">ó</text:span><text:span text:style-name="T10">w Bia</text:span><text:span text:style-name="T10">ł</text:span><text:span text:style-name="T10">ogrodzkich. Ci jednak niech</text:span><text:span text:style-name="T10">ę</text:span><text:span text:style-name="T10">tnie na t</text:span><text:span text:style-name="T10">ę</text:span><text:span text:style-name="T10"> wojn</text:span><text:span text:style-name="T10">ę</text:span><text:span text:style-name="T10"> poszli. Oto wywiedzia</text:span><text:span text:style-name="T10">ł</text:span><text:span text:style-name="T10"> si</text:span><text:span text:style-name="T10">ę</text:span><text:span text:style-name="T10"> pan Wiszinoju, </text:span><text:span text:style-name="T10">ż</text:span><text:span text:style-name="T10">e transport pewien niema</text:span><text:span text:style-name="T10">ł</text:span><text:span text:style-name="T10">y, zupe</text:span><text:span text:style-name="T10">ł</text:span><text:span text:style-name="T10">nie bez eskorty tatarskiej, z samymi tylko janczarami przez Mo</text:span><text:span text:style-name="T10">ł</text:span><text:span text:style-name="T10">dawi</text:span><text:span text:style-name="T10">ę</text:span><text:span text:style-name="T10"> przechodzi.</text:span></text:p>
      <text:p text:style-name="Text_20_body"><text:span text:style-name="T6">Ostrowski ścisnął kolanami konia i skręcił pomiędzy drzewami w kierunku traktu. Wiedział że stajanie za nimi to samo robiła chorągiw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text:s/>dmuchn</text:span><text:span text:style-name="T6">ę</text:span><text:span text:style-name="T6">li na swe lonty, ikrzepko trzymaj</text:span><text:span text:style-name="T6">ą</text:span><text:span text:style-name="T6">c ci</text:span><text:span text:style-name="T6">ęż</text:span><text:span text:style-name="T6">kie muszkiety w r</text:span><text:span text:style-name="T6">ę</text:span><text:span text:style-name="T6">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text:span><text:span text:style-name="T6">ś</text:span><text:span text:style-name="T6"> mi</text:span><text:span text:style-name="T6">ę</text:span><text:span text:style-name="T6">dzy wozami stan</text:span><text:span text:style-name="T6">ę</text:span><text:span text:style-name="T6">li, berdyszami si</text:span><text:span text:style-name="T6">ę</text:span><text:span text:style-name="T6"> zastawiaj</text:span><text:span text:style-name="T6">ą</text:span><text:span text:style-name="T6">c. Jednak z gąszczy za konwojem obie pancerne chorągwie w pędzie pełnym wypadły, w wąski a długi szyk ustawione, i siekły bezlitośnie janczar</text:span><text:span text:style-name="T6">ó</text:span><text:span text:style-name="T6">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text:soft-page-break/>Wie<text:span text:style-name="T6">ść</text:span> o zablokowaniu Kamie<text:span text:style-name="T6">ń</text:span>ca roznios<text:span text:style-name="T6">ł</text:span>a si<text:span text:style-name="T6">ę</text:span> po ca<text:span text:style-name="T6">ł</text:span>ej armii koronnej i zachwyt wywo<text:span text:style-name="T6">ł</text:span>a<text:span text:style-name="T6">ł</text:span>a. <text:span text:style-name="T6">Ż</text:span>ywiej zaraz te<text:span text:style-name="T6">ż</text:span> maszerowa<text:span text:style-name="T6">ć</text:span> oddzia<text:span text:style-name="T6">ł</text:span>y pocz<text:span text:style-name="T6">ęł</text:span>y, wierz<text:span text:style-name="T6">ą</text:span>c wreszcie w rych<text:span text:style-name="T6">ł</text:span>y koniec kampanii. Kr<text:span text:style-name="T6">ó</text:span>l i hetman Sobieski jednak zadowolony nie by<text:span text:style-name="T6">ł</text:span>. Skrycie by<text:span text:style-name="T6">ł</text:span> na zdobycie fortecy z marszu by<text:span text:style-name="T6">ł</text:span> liczy<text:span text:style-name="T6">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text:span> <text:span text:style-name="T6">wstrzymano, teraz właśnie, gdy i na Podolu walczył, i w Wielkopolsce tumulty szlacheckie gromić musiał, i na Litwie z buntem otwartym Paca radzić sobie musiał. </text:span></text:p>
      <text:p text:style-name="P8"><text:s/></text:p>
      <text:h text:style-name="P14" text:outline-level="2">Rozdział III</text:h>
      <text:p text:style-name="Text_20_body">Tymczasem hetman wielki litewski, po nieudanym na Wilno ataku i przegranej potyczce pod Nie<text:span text:style-name="T6">ś</text:span><text:span text:style-name="T3">wie</text:span><text:span text:style-name="T6">ż</text:span><text:span text:style-name="T3">em</text:span>, do Kowna wycofa<text:span text:style-name="T6">ł</text:span><text:span text:style-name="T3"> si</text:span><text:span text:style-name="T6">ę</text:span><text:span text:style-name="T3"> i miasto porz</text:span><text:span text:style-name="T6">ą</text:span><text:span text:style-name="T3">dnie obwarowa</text:span><text:span text:style-name="T6">ł</text:span><text:span text:style-name="T3">. Tam tak</text:span><text:span text:style-name="T6">ż</text:span><text:span text:style-name="T3">e rozwin</text:span><text:span text:style-name="T6">ął</text:span><text:span text:style-name="T3"> pracowit</text:span><text:span text:style-name="T6">ą</text:span><text:span text:style-name="T3"> dzia</text:span><text:span text:style-name="T6">ł</text:span><text:span text:style-name="T3">alno</text:span><text:span text:style-name="T6">ść</text:span><text:span text:style-name="T3"> pisarsk</text:span><text:span text:style-name="T6">ą</text:span><text:span text:style-name="T3">, liczne uniwersa</text:span><text:span text:style-name="T6">ł</text:span><text:span text:style-name="T3">y i wezwania do szlachty litewskiej pisz</text:span><text:span text:style-name="T6">ą</text:span><text:span text:style-name="T3">c, aby w</text:span><text:span text:style-name="T6">ł</text:span><text:span text:style-name="T3">adzy nieprawanie obranej obywatele niepos</text:span><text:span text:style-name="T6">ł</text:span><text:span text:style-name="T3">usze</text:span><text:span text:style-name="T6">ń</text:span><text:span text:style-name="T3">stwo okaza</text:span><text:span text:style-name="T6">li</text:span><text:span text:style-name="T3"> i przy nim si</text:span><text:span text:style-name="T6">ę</text:span><text:span text:style-name="T3"> kupi</text:span><text:span text:style-name="T6">li</text:span><text:span text:style-name="T3">. Wojska litewskie - swoje prywatne, a r</text:span><text:span text:style-name="T6">ó</text:span><text:span text:style-name="T3">wnie</text:span><text:span text:style-name="T6">ż</text:span><text:span text:style-name="T3"> komput - zaklina</text:span><text:span text:style-name="T6">ł</text:span><text:span text:style-name="T3">, by si</text:span><text:span text:style-name="T6">ę</text:span><text:span text:style-name="T3"> przy nim, obro</text:span><text:span text:style-name="T6">ń</text:span><text:span text:style-name="T3">cy praw i swob</text:span><text:span text:style-name="T6">ó</text:span><text:span text:style-name="T3">d, opowiedzia</text:span><text:span text:style-name="T6">ł</text:span><text:span text:style-name="T3">y. Bardziej jeszcze intensywnie korespondowa</text:span><text:span text:style-name="T6">ł</text:span><text:span text:style-name="T3"> z magnatami litewskimi, kr</text:span><text:span text:style-name="T6">ó</text:span><text:span text:style-name="T3">lewskie d</text:span><text:span text:style-name="T6">ąż</text:span><text:span text:style-name="T3">enia do absolutum dominium i zamach na wolno</text:span><text:span text:style-name="T6">ść</text:span><text:span text:style-name="T3"> Litwy (a przede wszytskim na maj</text:span><text:span text:style-name="T6">ą</text:span><text:span text:style-name="T3">tki magnackie) </text:span><text:span text:style-name="T6">przedstawiając. </text:span><text:span text:style-name="T3">Wreszcie wezwa</text:span><text:span text:style-name="T6">ł</text:span><text:span text:style-name="T3"> szlacht</text:span><text:span text:style-name="T6">ę</text:span><text:span text:style-name="T3"> wszelk</text:span><text:span text:style-name="T6">ą</text:span><text:span text:style-name="T3"> do swego maj</text:span><text:span text:style-name="T6">ą</text:span><text:span text:style-name="T3">tku w Widzach za Kownem, aby konfederacj</text:span><text:span text:style-name="T6">ę</text:span><text:span text:style-name="T3"> przeciw tyranowi a w obronie wolno</text:span><text:span text:style-name="T6">ś</text:span><text:span text:style-name="T3">ci Litwy zawi</text:span><text:span text:style-name="T6">ą</text:span><text:span text:style-name="T3">za</text:span><text:span text:style-name="T6">ć</text:span><text:span text:style-name="T3">. </text:span></text:p>
      <text:p text:style-name="Text_20_body"><text:span text:style-name="T3">Przyjechali zatem przedstawiciele sejmik</text:span><text:span text:style-name="T6">ó</text:span><text:span text:style-name="T3">w z wojew</text:span><text:span text:style-name="T6">ó</text:span><text:span text:style-name="T3">dztw przeciw kr</text:span><text:span text:style-name="T6">ó</text:span><text:span text:style-name="T3">lowi zbuntowanych. Przyjechali stronnicy Pac</text:span><text:span text:style-name="T6">ó</text:span><text:span text:style-name="T3">w z ca</text:span><text:span text:style-name="T6">ł</text:span><text:span text:style-name="T3">ej Litwy i ci, kt</text:span><text:span text:style-name="T6">ó</text:span><text:span text:style-name="T3">rzy si</text:span><text:span text:style-name="T6">ę</text:span><text:span text:style-name="T3"> w ich </text:span><text:span text:style-name="T6">ł</text:span><text:span text:style-name="T3">aski wkupi</text:span><text:span text:style-name="T6">ć</text:span><text:span text:style-name="T3"> chcieli. Liczni wielmo</text:span><text:span text:style-name="T6">ż</text:span><text:span text:style-name="T3">e litewscy przyjechali r</text:span><text:span text:style-name="T6">ó</text:span><text:span text:style-name="T3">wnie</text:span><text:span text:style-name="T6">ż</text:span><text:span text:style-name="T3">, a zatem pan wojewoda trocki Marcjan Ogi</text:span><text:span text:style-name="T6">ń</text:span><text:span text:style-name="T3">ski, genera</text:span><text:span text:style-name="T6">ł</text:span><text:span text:style-name="T3"> artylerii litewskiej Marcin Korwin Gosiewski, Pacowie wszyscy co przy </text:span><text:span text:style-name="T6">ż</text:span><text:span text:style-name="T3">yciu pozostali, a nade wszystko za</text:span><text:span text:style-name="T6">ś</text:span><text:span text:style-name="T3"> Benedykt Sapieha, senior rodu o prymat na Litwie z Pacami walcz</text:span><text:span text:style-name="T6">ą</text:span><text:span text:style-name="T3">cego.</text:span></text:p>
      <text:p text:style-name="Text_20_body"><text:span text:style-name="T3">Zn</text:span><text:span text:style-name="T6">ó</text:span><text:span text:style-name="T3">w okaza</text:span><text:span text:style-name="T6">ł</text:span><text:span text:style-name="T3">o si</text:span><text:span text:style-name="T6">ę</text:span><text:span text:style-name="T3">, </text:span><text:span text:style-name="T6">ż</text:span><text:span text:style-name="T3">e dumnych magnat</text:span><text:span text:style-name="T6">ó</text:span><text:span text:style-name="T3">w jedynie sprzeciw wobec Sobieskiego </text:span><text:span text:style-name="T6">łą</text:span><text:span text:style-name="T3">czy, wszystko za</text:span><text:span text:style-name="T6">ś</text:span><text:span text:style-name="T3"> inne prawie dzieli. Zacz</text:span><text:span text:style-name="T6">ęł</text:span><text:span text:style-name="T3">y si</text:span><text:span text:style-name="T6">ę</text:span><text:span text:style-name="T3"> tedy dyskusje, j</text:span><text:span text:style-name="T5">aki kurs wobec wydarze</text:span><text:span text:style-name="T9">ń</text:span><text:span text:style-name="T5"> na sejmie elekcyjnym przyj</text:span><text:span text:style-name="T9">ąć</text:span><text:span text:style-name="T3">. By dyskusje na sobie przydatne wr</text:span><text:span text:style-name="T6">ó</text:span><text:span text:style-name="T3">ci</text:span><text:span text:style-name="T6">ć</text:span><text:span text:style-name="T3"> tory, hetman Pac zaj</text:span><text:span text:style-name="T6">ął</text:span><text:span text:style-name="T3"> uczestnik</text:span><text:span text:style-name="T6">ó</text:span><text:span text:style-name="T3">w sparawami polityki zagranicznej, jak</text:span><text:span text:style-name="T6">ą</text:span><text:span text:style-name="T3"> mia</text:span><text:span text:style-name="T6">ł</text:span><text:span text:style-name="T3"> zamiar kr</text:span><text:span text:style-name="T6">ó</text:span><text:span text:style-name="T3">l Sobieski prowadzi</text:span><text:span text:style-name="T6">ć</text:span><text:span text:style-name="T3">:</text:span></text:p>
      <text:p text:style-name="Dialog">- Sobieski z Francuzk<text:span text:style-name="T6">ą</text:span><text:span text:style-name="T3"> o</text:span><text:span text:style-name="T6">ż</text:span><text:span text:style-name="T3">eniony, z Kr</text:span><text:span text:style-name="T6">ó</text:span><text:span text:style-name="T3">lem S</text:span><text:span text:style-name="T6">ł</text:span><text:span text:style-name="T3">o</text:span><text:span text:style-name="T6">ń</text:span><text:span text:style-name="T3">ce trzyma</text:span><text:span text:style-name="T6">ć</text:span><text:span text:style-name="T3"> b</text:span><text:span text:style-name="T6">ę</text:span><text:span text:style-name="T3">dzie i nasz alians z Habsburgiem zniszczy. Wojn</text:span><text:span text:style-name="T6">ę</text:span><text:span text:style-name="T3">z Turkiem chce ju</text:span><text:span text:style-name="T6">ż</text:span><text:span text:style-name="T3"> teraz bez Cesarza zako</text:span><text:span text:style-name="T6">ń</text:span><text:span text:style-name="T3">czy</text:span><text:span text:style-name="T6">ć</text:span><text:span text:style-name="T3">, star</text:span><text:span text:style-name="T6">ą</text:span><text:span text:style-name="T3"> spraw</text:span><text:span text:style-name="T6">ę</text:span><text:span text:style-name="T3"> lenna Prus Ksi</text:span><text:span text:style-name="T6">ążę</text:span><text:span text:style-name="T3">cych odgrzeba</text:span><text:span text:style-name="T6">ć</text:span><text:span text:style-name="T3"> i przyjaciela naszego, cho</text:span><text:span text:style-name="T6">ć</text:span><text:span text:style-name="T3"> heretyka, elektora Brandenburskiego obra</text:span><text:span text:style-name="T6">ż</text:span><text:span text:style-name="T3">a. To s</text:span><text:span text:style-name="T6">ą</text:span><text:span text:style-name="T3"> wszak tylko</text:span>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Text_20_body">Tak perorowa<text:span text:style-name="T6">ł</text:span><text:span text:style-name="T3"> pan hetman wielki litewski, "zaś na pewno wzbogacą się na niej kiesy sojuszników Cesarza", doda</text:span><text:span text:style-name="T6">jąc</text:span><text:span text:style-name="T3"> w my</text:span><text:span text:style-name="T6">ś</text:span><text:span text:style-name="T3">li. Odrzek</text:span><text:span text:style-name="T6">ł</text:span><text:span text:style-name="T3"> mu genera</text:span><text:span text:style-name="T6">ł</text:span><text:span text:style-name="T3"> Gosiewski:</text:span></text:p>
      <text:p text:style-name="Dialog"><text:span text:style-name="T3">- oto co si</text:span><text:span text:style-name="T6">ę</text:span><text:span text:style-name="T3"> dzieje, gdy Polacy Piasta na tron obieraj</text:span><text:span text:style-name="T6">ą. Alianse na szwank wystawiają, prawa narodu szlacheckiego depcz</text:span><text:span text:style-name="T6">ą</text:span><text:span text:style-name="T6">, uni</text:span><text:span text:style-name="T6">ę</text:span><text:span text:style-name="T6"> z Lublina ryzykuj</text:span><text:span text:style-name="T6">ą</text:span><text:span text:style-name="T6">. Polacy rz</text:span><text:span text:style-name="T6">ą</text:span><text:span text:style-name="T6">dzi</text:span><text:span text:style-name="T6">ć</text:span><text:span text:style-name="T6"> si</text:span><text:span text:style-name="T6">ę</text:span><text:span text:style-name="T6"> nie potrafi</text:span><text:span text:style-name="T6">ą</text:span><text:span text:style-name="T6">. Ju</text:span><text:span text:style-name="T6">ż</text:span><text:span text:style-name="T6"> lepiej ksi</text:span><text:span text:style-name="T6">ę</text:span><text:span text:style-name="T6">cia zagranicznego na kr</text:span><text:span text:style-name="T6">ó</text:span><text:span text:style-name="T6">la obra</text:span><text:span text:style-name="T6">ć</text:span><text:span text:style-name="T6">. Ten b</text:span><text:span text:style-name="T6">ę</text:span><text:span text:style-name="T6">dzie musia</text:span><text:span text:style-name="T6">ł</text:span><text:span text:style-name="T6"> na nas polega</text:span><text:span text:style-name="T6">ć</text:span><text:span text:style-name="T6"> i praw naszych przestrzega</text:span><text:span text:style-name="T6">ć</text:span><text:span text:style-name="T6">. A je</text:span><text:span text:style-name="T6">ś</text:span><text:span text:style-name="T6">li te</text:span><text:span text:style-name="T6">ż</text:span><text:span text:style-name="T6"> to jaki krewny Cesarza b</text:span><text:span text:style-name="T6">ę</text:span><text:span text:style-name="T6">dzie, to i na pomoc Cesarstwa liczy</text:span><text:span text:style-name="T6">ć</text:span><text:span text:style-name="T6"> b</text:span><text:span text:style-name="T6">ę</text:span><text:span text:style-name="T6">dziem mogli. Cesarz gwarantem praw naszych tedy zostanie, a my jakoby cz</text:span><text:span text:style-name="T6">ęś</text:span><text:span text:style-name="T6">ci</text:span><text:span text:style-name="T6">ą</text:span><text:span text:style-name="T6"> imperium czu</text:span><text:span text:style-name="T6">ć</text:span><text:span text:style-name="T6"> si</text:span><text:span text:style-name="T6">ę</text:span><text:span text:style-name="T6"> b</text:span><text:span text:style-name="T6">ę</text:span><text:span text:style-name="T6">dziemy mogli.</text:span></text:p>
      <text:p text:style-name="P10"><text:soft-page-break/>Tu b<text:span text:style-name="T6">ę</text:span><text:span text:style-name="T3">dzie tyrada na temat zalet utraty niepodleg</text:span><text:span text:style-name="T6">ł</text:span><text:span text:style-name="T3">o</text:span><text:span text:style-name="T6">ś</text:span><text:span text:style-name="T3">ci na rzecz imperium.</text:span></text:p>
      <text:p text:style-name="Text_20_body">Wsta<text:span text:style-name="T6">ł</text:span><text:span text:style-name="T3"> teraz wojewoda trocki, Marcjan Ogi</text:span><text:span text:style-name="T6">ń</text:span><text:span text:style-name="T3">ski, posesjonat mo</text:span><text:span text:style-name="T6">ż</text:span><text:span text:style-name="T3">ny i daleki hetmana Paca krewny. </text:span></text:p>
      <text:p text:style-name="Text_20_body"><text:span text:style-name="T3">- o protekcji cesarskiej waszmo</text:span><text:span text:style-name="T6">ść</text:span><text:span text:style-name="T3"> m</text:span><text:span text:style-name="T6">ó</text:span><text:span text:style-name="T3">wisz. Cesarz daleko od Litwy, co w sytuacji pokoju przyda</text:span><text:span text:style-name="T6">ć</text:span><text:span text:style-name="T3"> nam by si</text:span><text:span text:style-name="T6">ę</text:span><text:span text:style-name="T3"> mog</text:span><text:span text:style-name="T6">ł</text:span><text:span text:style-name="T3">o. Teraz jednak Litwa pomocy potrzebuje, by z tyranem walczy</text:span><text:span text:style-name="T6">ć</text:span><text:span text:style-name="T3">. Kt</text:span><text:span text:style-name="T6">óż </text:span><text:span text:style-name="T6">skuteczniej wesprzeć nas może niźli car moskiewski? Pisał pono do niego Sobieski alboli też Morsztyn, aby się do spraw elekcji teraźniejszej car nie mieszał. Jednak ja mówie, poprośmy my go aby się wmieszał. T</text:span><text:span text:style-name="T3">o ambitny pan, kt</text:span><text:span text:style-name="T6">ó</text:span><text:span text:style-name="T3">ry swego ruszy</text:span><text:span text:style-name="T6">ć</text:span><text:span text:style-name="T3"> nie da. Jemu ju</text:span><text:span text:style-name="T6">ż</text:span><text:span text:style-name="T3"> wszak za Jana Kazimierza koron</text:span><text:span text:style-name="T6">ę</text:span><text:span text:style-name="T3"> </text:span><text:span text:style-name="T3">obiecano. Pok</text:span><text:span text:style-name="T6">ł</text:span><text:span text:style-name="T3">o</text:span><text:span text:style-name="T6">ń</text:span><text:span text:style-name="T3">my mu si</text:span><text:span text:style-name="T6">ę</text:span><text:span text:style-name="T3">, a on na pewno protekcj</text:span><text:span text:style-name="T6">ę</text:span><text:span text:style-name="T3"> swoj</text:span><text:span text:style-name="T6">ą</text:span><text:span text:style-name="T3"> nad nami roztoczy, praw naszych nie uszczuplaj</text:span><text:span text:style-name="T6">ą</text:span><text:span text:style-name="T3">c, bo</text:span><text:span text:style-name="T6">ć</text:span><text:span text:style-name="T3"> przecie nas potrzebuje.</text:span></text:p>
      <text:p text:style-name="Dialog"><text:span text:style-name="T3">- c</text:span><text:span text:style-name="T6">óż</text:span><text:span text:style-name="T3"> wybra</text:span><text:span text:style-name="T6">ć</text:span><text:span text:style-name="T3">? - ozwa</text:span><text:span text:style-name="T6">ł</text:span><text:span text:style-name="T3">y si</text:span><text:span text:style-name="T6">ę</text:span><text:span text:style-name="T3"> g</text:span><text:span text:style-name="T6">ł</text:span><text:span text:style-name="T3">osy - wschodni</text:span><text:span text:style-name="T6">ą</text:span><text:span text:style-name="T3"> czy zachodni</text:span><text:span text:style-name="T6">ą</text:span><text:span text:style-name="T3"> protekcj</text:span><text:span text:style-name="T6">ę</text:span><text:span text:style-name="T3"> nad ojczyzn</text:span><text:span text:style-name="T6">ą</text:span><text:span text:style-name="T3"> nasz</text:span><text:span text:style-name="T6">ą</text:span><text:span text:style-name="T3">? Cesarz </text:span><text:span text:style-name="T6">ł</text:span><text:span text:style-name="T3">askaw, i car </text:span><text:span text:style-name="T6">ł</text:span><text:span text:style-name="T3">askaw...</text:span></text:p>
      <text:p text:style-name="Text_20_body"><text:span text:style-name="T3">Przem</text:span><text:span text:style-name="T6">ó</text:span><text:span text:style-name="T3">wi</text:span><text:span text:style-name="T6">ł</text:span><text:span text:style-name="T3"> zatem ponownie hetman wielki litewski:</text:span></text:p>
      <text:p text:style-name="Dialog"><text:span text:style-name="T3">- oto cesarz swi</text:span><text:span text:style-name="T6">ę</text:span><text:span text:style-name="T3">tego cesarstwa rzymskiego Europ</text:span><text:span text:style-name="T6">ę</text:span><text:span text:style-name="T3"> wok</text:span><text:span text:style-name="T6">ół</text:span><text:span text:style-name="T3"> siebie jednoczy. Hiszpania, Niderlandy, Brandenburgia po jego s</text:span><text:span text:style-name="T6">ą</text:span><text:span text:style-name="T3"> stronie. </text:span></text:p>
      <text:p text:style-name="Dialog"><text:span text:style-name="T3">- z Elektorem Brandenburskim, ze zdradzieckim lennikiem naszym brata</text:span><text:span text:style-name="T6">ć</text:span><text:span text:style-name="T3"> si</text:span><text:span text:style-name="T6">ę</text:span><text:span text:style-name="T3"> nam, mo</text:span><text:span text:style-name="T6">ś</text:span><text:span text:style-name="T3">ci hetmanie, ka</text:span><text:span text:style-name="T6">ż</text:span><text:span text:style-name="T3">esz? - wtr</text:span><text:span text:style-name="T6">ą</text:span><text:span text:style-name="T3">ci</text:span><text:span text:style-name="T6">ł</text:span><text:span text:style-name="T3"> Bendetykt Sapieha - du</text:span><text:span text:style-name="T6">ż</text:span><text:span text:style-name="T3">o od nas wymagasz.</text:span></text:p>
      <text:p text:style-name="Dialog"><text:span text:style-name="T3">- Narodowe interesa, partykularne, polskie, od</text:span><text:span text:style-name="T6">ł</text:span><text:span text:style-name="T3">o</text:span><text:span text:style-name="T6">ż</text:span><text:span text:style-name="T3">y</text:span><text:span text:style-name="T6">ć</text:span><text:span text:style-name="T3"> nam trzeba. Nikt nas nie pyta</text:span><text:span text:style-name="T6">ł</text:span><text:span text:style-name="T3">, czy chcieli</text:span><text:span text:style-name="T6">ś</text:span><text:span text:style-name="T3">my ba</text:span><text:span text:style-name="T6">ć</text:span><text:span text:style-name="T3"> Polakami. Jak waszmo</text:span><text:span text:style-name="T6">ś</text:span><text:span text:style-name="T3">ciowie widzicie, cesarz od</text:span><text:span text:style-name="T6">ł</text:span><text:span text:style-name="T3">o</text:span><text:span text:style-name="T6">ż</text:span><text:span text:style-name="T3">y</text:span><text:span text:style-name="T6">ł</text:span><text:span text:style-name="T3"> uprzedzenia religijne na bok i w walce przeciw tyranii francuskiej zajedno katolik</text:span><text:span text:style-name="T6">ó</text:span><text:span text:style-name="T3">w jak i ewangelik</text:span><text:span text:style-name="T6">ó</text:span><text:span text:style-name="T3">w jednoczy. Prawdziwie uniwersalny to cesarz. Maj</text:span><text:span text:style-name="T6">ą</text:span><text:span text:style-name="T3">c wz</text:span><text:span text:style-name="T6">ó</text:span><text:span text:style-name="T3">r cn</text:span><text:span text:style-name="T6">ó</text:span><text:span text:style-name="T3">t takich, my domniemanych przewin s</text:span><text:span text:style-name="T6">ą</text:span><text:span text:style-name="T3">siad</text:span><text:span text:style-name="T6">ó</text:span><text:span text:style-name="T3">w naszych wci</text:span><text:span text:style-name="T6">ąż</text:span><text:span text:style-name="T3"> wypomina</text:span><text:span text:style-name="T6">ć</text:span><text:span text:style-name="T3"> nie mo</text:span><text:span text:style-name="T6">ż</text:span><text:span text:style-name="T3">em. To kultywowanie nikomu niepotrzebnych resentyment</text:span><text:span text:style-name="T6">ó</text:span><text:span text:style-name="T3">w. Zjednoczmy si</text:span><text:span text:style-name="T6">ę</text:span><text:span text:style-name="T3"> z cesarzem w walce z tyrani</text:span><text:span text:style-name="T6">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text:span><text:span text:style-name="T6">ą</text:span><text:span text:style-name="T6"> z cesarstwa, którym tak bardzo zagraża absolutyzm Francuzów czy Sobieskich.</text:span></text:p>
      <text:p text:style-name="P8">Tu przerwał i spojrzał w twarze zgromadzonego narodu szlacheckiego. Wąsate oblicza Sarmatów z pewnym niezrozumieniem wpatrywały się w perorującego hetmana.</text:p>
      <text:p text:style-name="P8">Benedykt Sapieha rzek<text:span text:style-name="T6">ł</text:span> cicho do koniuszego litewskiego Franciszka Sapiehy, brata swego m<text:span text:style-name="T6">ł</text:span>odszego, stoj<text:span text:style-name="T6">ą</text:span>cego z nim razem: </text:p>
      <text:p text:style-name="Dialog">- Dziwna jest ta mowa i nic dobrego Litwie, ani nam, nie przyniesie. Przed carem Moskwy korzy<text:span text:style-name="T6">ć</text:span><text:span text:style-name="T3"> si</text:span><text:span text:style-name="T6">ę</text:span><text:span text:style-name="T3">, co to za pomys</text:span><text:span text:style-name="T6">ł</text:span><text:span text:style-name="T3">. </text:span>Trzymaj<text:span text:style-name="T6">ą</text:span><text:span text:style-name="T3">c si</text:span><text:span text:style-name="T6">ę</text:span><text:span text:style-name="T3"> z Sobieskim, wreszcie straty z Moskw</text:span><text:span text:style-name="T6">ą</text:span><text:span text:style-name="T3"> poniesione powetowa</text:span><text:span text:style-name="T6">ć</text:span><text:span text:style-name="T3"> mo</text:span><text:span text:style-name="T6">ż</text:span><text:span text:style-name="T3">emy, a i od Elektora co nieco skubn</text:span><text:span text:style-name="T6">ąć</text:span><text:span text:style-name="T3"> si</text:span><text:span text:style-name="T6">ę</text:span><text:span text:style-name="T3"> uda. Lepiej wi</text:span><text:span text:style-name="T6">ę</text:span><text:span text:style-name="T3">c trzymajmy z nim, gdy pychy Pacowskiej b</text:span><text:span text:style-name="T6">ę</text:span><text:span text:style-name="T3">dzie uciera</text:span><text:span text:style-name="T6">ł</text:span><text:span text:style-name="T3"> - nie stracimy na tym.</text:span></text:p>
      <text:p text:style-name="Text_20_body"><text:span text:style-name="T3">I tak Sapiehowie opu</text:span><text:span text:style-name="T6">ś</text:span><text:span text:style-name="T3">cili obrady konfederacji litewskiej w Widzach. Genera</text:span><text:span text:style-name="T6">ł</text:span><text:span text:style-name="T3"> Gosiewki, widz</text:span><text:span text:style-name="T6">ą</text:span><text:span text:style-name="T3">c to, spyta</text:span><text:span text:style-name="T6">ł</text:span><text:span text:style-name="T3"> hetmana Paca g</text:span><text:span text:style-name="T6">ł</text:span><text:span text:style-name="T3">osem przyciszonym:</text:span></text:p>
      <text:p text:style-name="Dialog"><text:span text:style-name="T3">- Przejd</text:span><text:span text:style-name="T6">ą</text:span><text:span text:style-name="T3"> do Sobieskiego. Nie powstrzymamy ich?</text:span></text:p>
      <text:p text:style-name="Text_20_body"><text:span text:style-name="T3">Hetman potoczy</text:span><text:span text:style-name="T6">ł</text:span><text:span text:style-name="T3"> wzrokiem po t</text:span><text:span text:style-name="T6">ł</text:span><text:span text:style-name="T3">umie szlachty, ciekawie wygl</text:span><text:span text:style-name="T6">ą</text:span><text:span text:style-name="T3">daj</text:span><text:span text:style-name="T6">ą</text:span><text:span text:style-name="T3">cej, czy zacni karmazynowie za </text:span><text:span text:style-name="T6">ł</text:span><text:span text:style-name="T3">by si</text:span><text:span text:style-name="T6">ę</text:span><text:span text:style-name="T3"> b</text:span><text:span text:style-name="T6">ę</text:span><text:span text:style-name="T3">d</text:span><text:span text:style-name="T6">ą</text:span><text:span text:style-name="T3"> brali jak szaraczkowie w karczmie na za</text:span><text:span text:style-name="T6">ś</text:span><text:span text:style-name="T3">cianku. Rzek</text:span><text:span text:style-name="T6">ł</text:span><text:span text:style-name="T3"> zatem:</text:span></text:p>
      <text:p text:style-name="Dialog"><text:span text:style-name="T3">- Mo</text:span><text:span text:style-name="T6">ż</text:span><text:span text:style-name="T3">ni panowie pych</text:span><text:span text:style-name="T6">ę swą nad pomyślność stanu naszego szlacheckiego, nad dobro ojczyzny Litwy naszej wynoszą. My zaś przeciw tyranowi kupmy się, konfederację tu zawiążmy. Mości panowie, kupą tu, pokażmy komu Litwa, komu wolność droga...</text:span></text:p>
      <text:p text:style-name="Text_20_body"><text:soft-page-break/><text:span text:style-name="T6">Dumny hetman, wojskowy wódz nienajgorszy, lecz dyplomata kiepski, nie zna</text:span><text:span text:style-name="T6">ł</text:span><text:span text:style-name="T6">, nie chcia</text:span><text:span text:style-name="T6">ł</text:span><text:span text:style-name="T6"> s</text:span><text:span text:style-name="T6">ł</text:span><text:span text:style-name="T6">ysze</text:span><text:span text:style-name="T6">ć</text:span><text:span text:style-name="T6"> opinii o sobie samym jako o najbardziej pysznym z magnat</text:span><text:span text:style-name="T6">ó</text:span><text:span text:style-name="T6">w litewskich. Ba, w ca</text:span><text:span text:style-name="T6">ł</text:span><text:span text:style-name="T6">ej Rzeczypospolitej bra</text:span><text:span text:style-name="T6">ć</text:span><text:span text:style-name="T6"> szlachecka pana hetmana wielkiego litewskiego i innych Pac</text:span><text:span text:style-name="T6">ó</text:span><text:span text:style-name="T6">w za obraz wynos</text:span><text:span text:style-name="T6">ł</text:span><text:span text:style-name="T6">o</text:span><text:span text:style-name="T6">ś</text:span><text:span text:style-name="T6">ci karmazyn</text:span><text:span text:style-name="T6">ó</text:span><text:span text:style-name="T6">w, za przyk</text:span><text:span text:style-name="T6">ł</text:span><text:span text:style-name="T6">ad oderwania si</text:span><text:span text:style-name="T6">ę</text:span><text:span text:style-name="T6"> klasy senatorskiej od zwyk</text:span><text:span text:style-name="T6">ł</text:span><text:span text:style-name="T6">ej rzeczywisto</text:span><text:span text:style-name="T6">ś</text:span><text:span text:style-name="T6">ci. Ju</text:span><text:span text:style-name="T6">ż</text:span><text:span text:style-name="T6"> wi</text:span><text:span text:style-name="T6">ę</text:span><text:span text:style-name="T6">kszym mirem u szlachty litewskiej cieszy</text:span><text:span text:style-name="T6">ł</text:span><text:span text:style-name="T6"> si</text:span><text:span text:style-name="T6">ę</text:span><text:span text:style-name="T6"> Benedykt Sapieha, a to z racji zas</text:span><text:span text:style-name="T6">ł</text:span><text:span text:style-name="T6">ug ojca</text:span><text:span text:style-name="T6"><text:note text:id="ftn6" text:note-class="endnote"><text:note-citation>6</text:note-citation><text:note-body><text:p text:style-name="Endnote">Pawe<text:span text:style-name="T6">ł</text:span><text:span text:style-name="T3"> Jan Sapieha, zm. 1665, hetman wielki litewski, opisany w "Potopie" Sienkiewicza.</text:span></text:p></text:note-body></text:note></text:span><text:span text:style-name="T6"> z czas</text:span><text:span text:style-name="T6">ó</text:span><text:span text:style-name="T6">w wojen ze Szwecj</text:span><text:span text:style-name="T6">ą</text:span><text:span text:style-name="T6"> oraz Moskw</text:span><text:span text:style-name="T6">ą</text:span><text:span text:style-name="T6">. Gdy wi</text:span><text:span text:style-name="T6">ę</text:span><text:span text:style-name="T6">c Micha</text:span><text:span text:style-name="T6">ł</text:span><text:span text:style-name="T6"> Kazimierz Pac do zawi</text:span><text:span text:style-name="T6">ą</text:span><text:span text:style-name="T6">zania konfederacji przeciw </text:span><text:span text:style-name="T6">Sobieskiemu wezwa</text:span><text:span text:style-name="T6">ł</text:span><text:span text:style-name="T6">, pod aktem konfederacji, napisanym przez jego przyjaciela, kasztelana wile</text:span><text:span text:style-name="T6">ń</text:span><text:span text:style-name="T6">skiego Andrzeja Franciszka Kotowicza podpisa</text:span><text:span text:style-name="T6">ł</text:span><text:span text:style-name="T6">o si</text:span><text:span text:style-name="T6">ę</text:span><text:span text:style-name="T6"> jedynie 262 obywateli.</text:span></text:p>
      <text:p text:style-name="Text_20_body"><text:span text:style-name="T3">Przebywaj</text:span><text:span text:style-name="T6">ą</text:span><text:span text:style-name="T3">cy jeszcze w Wilnie ksi</text:span><text:span text:style-name="T6">ążę</text:span><text:span text:style-name="T3"> Micha</text:span><text:span text:style-name="T6">ł</text:span><text:span text:style-name="T3"> Radziwi</text:span><text:span text:style-name="T6">łł</text:span><text:span text:style-name="T3"> u</text:span><text:span text:style-name="T6">ś</text:span><text:span text:style-name="T3">miechn</text:span><text:span text:style-name="T6">ął</text:span><text:span text:style-name="T3"> si</text:span><text:span text:style-name="T6">ę</text:span><text:span text:style-name="T3"> pod swym rzadkim w</text:span><text:span text:style-name="T6">ą</text:span><text:span text:style-name="T3">sem na wie</text:span><text:span text:style-name="T6">ść</text:span><text:span text:style-name="T3"> o takim przebiegu konfederacji. Popiera</text:span><text:span text:style-name="T6">ł</text:span><text:span text:style-name="T3"> Sobieskiego jako patriota i jako powinowaty, za</text:span><text:span text:style-name="T6">ś</text:span><text:span text:style-name="T3"> jako Radziwi</text:span><text:span text:style-name="T6">łł</text:span><text:span text:style-name="T3"> nienawidzi</text:span><text:span text:style-name="T6">ł</text:span><text:span text:style-name="T3"> Pac</text:span><text:span text:style-name="T6">ó</text:span><text:span text:style-name="T3">w szarog</text:span><text:span text:style-name="T6">ę</text:span><text:span text:style-name="T3">sz</text:span><text:span text:style-name="T6">ą</text:span><text:span text:style-name="T3">cych si</text:span><text:span text:style-name="T6">ę</text:span><text:span text:style-name="T3"> od na Litwie jak na swoim. A przecie</text:span><text:span text:style-name="T6">ż</text:span><text:span text:style-name="T3"> zaledwie od jednego pokolenia mieli jakie</text:span><text:span text:style-name="T6">ś</text:span><text:span text:style-name="T3"> wi</text:span><text:span text:style-name="T6">ę</text:span><text:span text:style-name="T3">ksze znaczenie w Rzeczypospolitej, do godno</text:span><text:span text:style-name="T6">ś</text:span><text:span text:style-name="T3">ci wyni</text:span><text:span text:style-name="T6">ó</text:span><text:span text:style-name="T3">s</text:span><text:span text:style-name="T6">ł</text:span><text:span text:style-name="T3"> ich Jan Kazimierz pod koniec Potopu Szwedzkiego, na z</text:span><text:span text:style-name="T6">ł</text:span><text:span text:style-name="T3">o</text:span><text:span text:style-name="T6">ść</text:span><text:span text:style-name="T3"> Radziwi</text:span><text:span text:style-name="T6">łł</text:span><text:span text:style-name="T3">om i Sapiehom. Teraz ich gwiazda ga</text:span><text:span text:style-name="T6">ś</text:span><text:span text:style-name="T3">nie, przmkn</text:span><text:span text:style-name="T6">ęł</text:span><text:span text:style-name="T3">a raczej niczym kometa, rozwa</text:span><text:span text:style-name="T6">ż</text:span><text:span text:style-name="T3">a</text:span><text:span text:style-name="T6">ł</text:span><text:span text:style-name="T3"> hetman polny litewski. Tylko ten Benedykt Sapieha... zdecydowanie rz</text:span><text:span text:style-name="T6">ą</text:span><text:span text:style-name="T3">dzi ca</text:span><text:span text:style-name="T6">ł</text:span><text:span text:style-name="T3">ym klanem, </text:span><text:span text:style-name="T6">ż</text:span><text:span text:style-name="T3">aden z Sapieh</text:span><text:span text:style-name="T6">ó</text:span><text:span text:style-name="T3">w nie </text:span><text:span text:style-name="T6">ś</text:span><text:span text:style-name="T3">mie nawet otworzy</text:span><text:span text:style-name="T6">ć</text:span><text:span text:style-name="T3"> ust na sejmiku bez jego pozwolenia. Dobrze </text:span><text:span text:style-name="T6">ż</text:span><text:span text:style-name="T3">e teraz nasz</text:span><text:span text:style-name="T6">ą</text:span><text:span text:style-name="T3"> spraw</text:span><text:span text:style-name="T6">ę</text:span><text:span text:style-name="T3"> popiera, ale jak d</text:span><text:span text:style-name="T6">ł</text:span><text:span text:style-name="T3">ugo? Nawet nie pr</text:span><text:span text:style-name="T6">ó</text:span><text:span text:style-name="T3">bowa</text:span><text:span text:style-name="T6">ł</text:span><text:span text:style-name="T3"> ksi</text:span><text:span text:style-name="T6">ążę</text:span><text:span text:style-name="T3"> Micha</text:span><text:span text:style-name="T6">ł</text:span><text:span text:style-name="T3"> wnika</text:span><text:span text:style-name="T6">ć</text:span><text:span text:style-name="T3"> w motywy post</text:span><text:span text:style-name="T6">ę</text:span><text:span text:style-name="T3">powania Sapiehy. Do</text:span><text:span text:style-name="T6">łą</text:span><text:span text:style-name="T3">czy</text:span><text:span text:style-name="T6">ł</text:span><text:span text:style-name="T3"> do anty-Pacowskiej, i pro-Sobieskiej konfederacji przez Sapieh</text:span><text:span text:style-name="T6">ę</text:span><text:span text:style-name="T3"> zorganizowanej. Z pe</text:span><text:span text:style-name="T6">ł</text:span><text:span text:style-name="T3">nym zdecydowaniem przyst</text:span><text:span text:style-name="T6">ąpił do wykoniania rozkazu królewskiego, czyli do pośpiesznego przemarszu większością sił litewskich wiernych królowi na Podole. Zostawiwszy jedynie </text:span><text:span text:style-name="T9">które oddziały - pokrótce!</text:span><text:span text:style-name="T6">, zabrał też swoje prywatne, a także dołączoną niedawno dragonię koronną, i pomaszerował przez </text:span><text:span text:style-name="T9">Pińsk</text:span><text:span text:style-name="T6"> na południe. Zostawi</text:span><text:span text:style-name="T6">ł</text:span><text:span text:style-name="T6"> Litw</text:span><text:span text:style-name="T6">ę</text:span><text:span text:style-name="T6"> jako </text:span><text:span text:style-name="T9">pole rozgrywki </text:span><text:span text:style-name="T6">dla Sapieh</text:span><text:span text:style-name="T6">ó</text:span><text:span text:style-name="T6">w i Pac</text:span><text:span text:style-name="T6">ó</text:span><text:span text:style-name="T6">w. </text:span></text:p>
      <text:p text:style-name="P11">Szymon Becza<text:span text:style-name="T6">ł</text:span>a pierwszy raz w <text:span text:style-name="T6">ż</text:span>yciu by<text:span text:style-name="T6">ł</text:span> za granic<text:span text:style-name="T6">ą swojego województwa</text:span>. Tote<text:span text:style-name="T6">ż</text:span> z wielk<text:span text:style-name="T6">ą</text:span> uwag<text:span text:style-name="T6">ą</text:span> spogl<text:span text:style-name="T6">ą</text:span>da<text:span text:style-name="T6">ł</text:span> na Litw<text:span text:style-name="T6">ę</text:span>, kraj troch<text:span text:style-name="T6">ę</text:span> wszak do ojczyzny podobny. Podobne n<text:span text:style-name="T6">ę</text:span>dzne wsie, pola, miasteczka liche. Wi<text:span text:style-name="T6">ę</text:span>cej las<text:span text:style-name="T6">ó</text:span>w, ludzie ubierali si<text:span text:style-name="T6">ę</text:span> do<text:span text:style-name="T6">ść</text:span> podobnie, cho<text:span text:style-name="T6">ć mówili ledwie że zrozumiale. Regiment dragonów oddzielił się kilka dni temu od reszty wojsk maszerujących na Ruś i poszedł bardziej na północ. Wkrótce dotarli do warownego obozu pod Dubnem, gdzie spotkali sp</text:span><text:span text:style-name="T6">ł</text:span><text:span text:style-name="T6">ywaj</text:span><text:span text:style-name="T6">ą</text:span><text:span text:style-name="T6">ce z Litwy wojska hetmana polnego Michała Radziwiłła. Jan Pliszka zwrócił uwagę Szymona na lichsze niż w Koronie wyposażenie wojaków litewskich. Tak i średniej jazdy nie nazywano na Litwie pancernymi, lecz petyhorcami, bo mało który z nich kolczugę zakładał, za to ka</text:span><text:span text:style-name="T6">ż</text:span><text:span text:style-name="T6">dy z nich wozi</text:span><text:span text:style-name="T6">ł</text:span><text:span text:style-name="T6"> ze sob</text:span><text:span text:style-name="T6">ą</text:span><text:span text:style-name="T6"> rohatyn</text:span><text:span text:style-name="T6">ę</text:span><text:span text:style-name="T6">.</text:span></text:p>
      <text:p text:style-name="P11"><text:span text:style-name="T6">Szymon z Janem i inszymi wojakami z Korony </text:span><text:span text:style-name="T6">często brali udział w podjazdach wraz</text:span><text:span text:style-name="T6"> z dragonami Radziwi</text:span><text:span text:style-name="T6">łł</text:span><text:span text:style-name="T6">a, Dubie</text:span><text:span text:style-name="T6">ń</text:span><text:span text:style-name="T6">ski ob</text:span><text:span text:style-name="T6">ó</text:span><text:span text:style-name="T6">z w </text:span><text:span text:style-name="T6">ż</text:span><text:span text:style-name="T6">ywno</text:span><text:span text:style-name="T6">ść</text:span><text:span text:style-name="T6"> zaopatruj</text:span><text:span text:style-name="T6">ą</text:span><text:span text:style-name="T6">c i ch</text:span><text:span text:style-name="T6">ł</text:span><text:span text:style-name="T6">opki okoliczne ba</text:span><text:span text:style-name="T6">ł</text:span><text:span text:style-name="T6">amuc</text:span><text:span text:style-name="T6">ą</text:span><text:span text:style-name="T6">c. Zanim jednak ch</text:span><text:span text:style-name="T6">ł</text:span><text:span text:style-name="T6">opi okoliczni prawdziwie rozgniewa</text:span><text:span text:style-name="T6">ć</text:span><text:span text:style-name="T6"> si</text:span><text:span text:style-name="T6">ę</text:span><text:span text:style-name="T6"> zd</text:span><text:span text:style-name="T6">ąż</text:span><text:span text:style-name="T6">yli, ob</text:span><text:span text:style-name="T6">ó</text:span><text:span text:style-name="T6">z zwini</text:span><text:span text:style-name="T6">ę</text:span><text:span text:style-name="T6">to i wyruszono na po</text:span><text:span text:style-name="T6">ł</text:span><text:span text:style-name="T6">udnie, naprzeciw wojskom koronnym. Szymon po raz pierwszy ujrza</text:span><text:span text:style-name="T6">ł</text:span><text:span text:style-name="T6"> Ukrain</text:span><text:span text:style-name="T6">ę</text:span><text:span text:style-name="T6">.</text:span></text:p>
      <text:p text:style-name="P9">Peter Pirwitz wyprostowa<text:span text:style-name="T6">ł</text:span> obola<text:span text:style-name="T6">ł</text:span>e plecy a nast<text:span text:style-name="T6">ę</text:span>pnie opar<text:span text:style-name="T6">ł</text:span> si<text:span text:style-name="T6">ę</text:span> na rydlu, kt<text:span text:style-name="T6">ó</text:span>rym ry<text:span text:style-name="T6">ł</text:span> pracowicie w jasnej, mokrej glebie Podola przez ca<text:span text:style-name="T6">ł</text:span>e popo<text:span text:style-name="T6">ł</text:span>udnie. Spojrza<text:span text:style-name="T6">ł</text:span> na dzie<text:span text:style-name="T6">ł</text:span>o swoje i pozosta<text:span text:style-name="T6">ł</text:span>ych piechur<text:span text:style-name="T6">ó</text:span>w z jego kompanii - sza<text:span text:style-name="T6">ń</text:span>czyk ich dzisiejszego obozu. Sier<text:span text:style-name="T6">ż</text:span>ant w<text:span text:style-name="T6">ł</text:span>a<text:span text:style-name="T6">ś</text:span>nie og<text:span text:style-name="T6">ł</text:span>osi<text:span text:style-name="T6">ł</text:span> koniec prac na dzisiaj i z zadowoleniem konferowa<text:span text:style-name="T6">ł</text:span> z panem pu<text:span text:style-name="T6">ł</text:span>kownikiem Stanis<text:span text:style-name="T6">ł</text:span>awem Morsztynem, kt<text:span text:style-name="T6">ó</text:span>ry z lunet<text:span text:style-name="T6">ą, busolą, i papierowym planem okolicy robotę oceniał.</text:span></text:p>
      <text:p text:style-name="P3">- Duży nam ten obóz na dzisiaj wyszedł. Więcej się rydlem tej wojny niż szablą namachamy - usłyszał Peter sierżanta.</text:p>
      <text:p text:style-name="P3">- Rydel fortecę stanowi, rydla forteca się boi - rzekł pan Morsztyn - a to nie forteca, jeno ob<text:span text:style-name="T6">ó</text:span>z warowny dla wojsk na noc. Dla większej wojsk ilości żeśmy przygotowali, połączyć nam się trzeba nim na nieprzyjaciela ruszym.</text:p>
      <text:p text:style-name="P8"><text:soft-page-break/>Tego wieczora do obozu wmaszerowały wojska z Litwy przybyłe.</text:p>
      <text:p text:style-name="P8">D<text:span text:style-name="T6">ł</text:span>ugo jednak w obozie nie zabawili. Po po<text:span text:style-name="T6">ś</text:span>piesznym przegl<text:span text:style-name="T6">ą</text:span>dzie wojsk koronnych i litewskich kaza<text:span text:style-name="T6">ł</text:span> kr<text:span text:style-name="T6">ó</text:span>l wyrusza<text:span text:style-name="T6">ć</text:span> - pod Bar. Ju<text:span text:style-name="T6">ż</text:span> kilka dni wcze<text:span text:style-name="T6">ś</text:span>niej wybrane oddzia<text:span text:style-name="T6">ł</text:span>y kawalerii koronnej pod dow<text:span text:style-name="T6">ó</text:span>dztwem pana Strza<text:span text:style-name="T6">ł</text:span>kowskiego uda<text:span text:style-name="T6">ł</text:span>y si<text:span text:style-name="T6">ę</text:span> w tamt<text:span text:style-name="T6">ą</text:span> stron<text:span text:style-name="T6">ę</text:span> i fortec<text:span text:style-name="T6">ę</text:span> t<text:span text:style-name="T6">ę</text:span> zablokowa<text:span text:style-name="T6">ł</text:span>y. Twierdza ta, niegdy<text:span text:style-name="T6">ś</text:span> <text:span text:style-name="T6">ś</text:span>wietna, od czasu bunt<text:span text:style-name="T6">ó</text:span>w kozacki stale podupada<text:span text:style-name="T6">ł</text:span>a, lecz po<text:span text:style-name="T6">ł</text:span>o<text:span text:style-name="T6">ż</text:span>ona w miejscu obronnym wielce, ze <text:span text:style-name="T6">ś</text:span>mia<text:span text:style-name="T6">łą</text:span> za<text:span text:style-name="T6">ł</text:span>og<text:span text:style-name="T6">ą</text:span> gro<text:span text:style-name="T6">ź</text:span>n<text:span text:style-name="T6">ą</text:span> by<text:span text:style-name="T6">ć</text:span> mog<text:span text:style-name="T6">ł</text:span>a. Za<text:span text:style-name="T6">ł</text:span>og<text:span text:style-name="T6">ę</text:span> za<text:span text:style-name="T6">ś</text:span> stanowili Lipkowie, Tatarzy polscy, co na pocz<text:span text:style-name="T6">ą</text:span>tku tej wojny na stron<text:span text:style-name="T6">ę</text:span> tureck<text:span text:style-name="T6">ą</text:span> przeszli.</text:p>
      <text:p text:style-name="P8">Pan Strzałkowski wziął wszystkie działa z Trembowli i śpiesznie pod Bar pomaszerował. Dowódca Lipków Aleksander Kryczyński, polski Tatar uszlachcony, a tytu<text:span text:style-name="T6">ł</text:span>em beja Baru przez su<text:span text:style-name="T6">ł</text:span>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note text:id="ftn7" text:note-class="endnote"><text:note-citation>7</text:note-citation><text:note-body><text:p text:style-name="Endnote">Relacja Erazma Otwinowskiego z 1699 roku</text:p></text:note-body></text:note>. Tydzie<text:span text:style-name="T6">ń</text:span> p<text:span text:style-name="T6">óź</text:span>niej nadci<text:span text:style-name="T6">ą</text:span>gn<text:span text:style-name="T6">ął</text:span> pod Bar sam Sobieski, a i dzia<text:span text:style-name="T6">ł</text:span>a z Trembowli wreszcie dotar<text:span text:style-name="T6">ł</text:span>y. </text:p>
      <text:p text:style-name="P8">Peter Pirwitz znowu machał rydlem, tym razem okopy dla świeżo pod Bar przybyłych dział budując. Wszystkie sześć ich już jutro miało koncert rozpocząć. Już od rana był Peter znowu na nogach, tym razem nie rydel lecz muszkiet rzymając w rękach. Rozkazy wydano, do szturmu szykować miała się piechota i niektóre oddziały spieszonej jazdy. Obok kompanii Petera wtaczano na wczoraj wykonany okop świeżo nabite działo. Zanim jednak ostrzał twierdzy ro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text:p>
      <text:p text:style-name="P6"/>
      <text:h text:style-name="P14" text:outline-level="2">Rozdział IV</text:h>
      <text:p text:style-name="P9">"Effendi! Voulez-vous acheter?" - rozbrzmiewa<text:span text:style-name="T6">ł</text:span>o wsz<text:span text:style-name="T6">ę</text:span>dzie doko<text:span text:style-name="T6">ł</text:span>a. T<text:span text:style-name="T6">ł</text:span>um przekupni<text:span text:style-name="T6">ó</text:span>w, widz<text:span text:style-name="T6">ą</text:span>c cudzoziemc<text:span text:style-name="T6">ó</text:span>w, t<text:span text:style-name="T6">ł</text:span>oczy<text:span text:style-name="T6">ł</text:span> si<text:span text:style-name="T6">ę</text:span>, a ka<text:span text:style-name="T6">ż</text:span>dy zachwala<text:span text:style-name="T6">ł</text:span> sw<text:span text:style-name="T6">ó</text:span>j towar w j<text:span text:style-name="T6">ę</text:span>zyku, kt<text:span text:style-name="T6">ó</text:span>rego nie zna<text:span text:style-name="T6">ł</text:span>, my<text:span text:style-name="T6">ś</text:span>l<text:span text:style-name="T6">ą</text:span>c, <text:span text:style-name="T6">ż</text:span>e tak si<text:span text:style-name="T6">ę</text:span> najlepiej porozumie. Francuska delegacja z nieliczn<text:span text:style-name="T6">ą</text:span> obstaw<text:span text:style-name="T6">ą</text:span> przepycha<text:span text:style-name="T6">ł</text:span>a si<text:span text:style-name="T6">ę</text:span> jednak nie zwracaj<text:span text:style-name="T6">ą</text:span>c uwagi na handlarzy, <text:span text:style-name="T6">ś</text:span>pieszyli bowiem wezwani przed su<text:span text:style-name="T6">ł</text:span>tana. Jego monarsza wysoko<text:span text:style-name="T6">ść</text:span> raczy<text:span text:style-name="T6">ł</text:span> jednak by<text:span text:style-name="T6">ć</text:span> z postawy Francji niezadowolony i na znak tego nie przys<text:span text:style-name="T6">ł</text:span>a<text:span text:style-name="T6">ł</text:span> po pos<text:span text:style-name="T6">łó</text:span>w lektyki.</text:p>
      <text:p text:style-name="P9">Pos<text:span text:style-name="T6">ł</text:span>owie dotarli wreszcie do pa<text:span text:style-name="T6">ł</text:span>acu Topkapi i padli na twarz przed su<text:span text:style-name="T6">ł</text:span>tanem, w<text:span text:style-name="T6">ł</text:span>adc<text:span text:style-name="T6">ą</text:span> niepodzielnym pa<text:span text:style-name="T6">ń</text:span>stwa otoma<text:span text:style-name="T6">ń</text:span>skiego, panem <text:span text:style-name="T6">ż</text:span>ycia i <text:span text:style-name="T6">ś</text:span>mierci na trzech kontynentach, i kalifem, dziedzicem Proroka, zwierzchnikiem wiernych na ca<text:span text:style-name="T6">ł</text:span>ym grzesznym <text:span text:style-name="T6">ś</text:span>wiecie, w jednej osobie. <text:span text:style-name="T6">Ó</text:span>w skin<text:span text:style-name="T6">ął</text:span> wreszcie na pos<text:span text:style-name="T6">łó</text:span>w, by zbli<text:span text:style-name="T6">ż</text:span>yli si<text:span text:style-name="T6">ę</text:span> do tronu, obok kt<text:span text:style-name="T6">ó</text:span>rego sta<text:span text:style-name="T6">ł</text:span> wschodnio odziany europejczyk, t<text:span text:style-name="T6">ł</text:span>umacz zapewne. <text:s/>T<text:span text:style-name="T6">ł</text:span>umacz odezwa<text:span text:style-name="T6">ł</text:span> si<text:span text:style-name="T6">ę</text:span>:</text:p>
      <text:p text:style-name="Dialog">- Jego wysoko<text:span text:style-name="T6">ść</text:span><text:span text:style-name="T3"> gniewa si</text:span><text:span text:style-name="T6">ę</text:span><text:span text:style-name="T3">, </text:span><text:span text:style-name="T6">ż</text:span><text:span text:style-name="T3">e wasze wysi</text:span><text:span text:style-name="T6">ł</text:span><text:span text:style-name="T3">ki na rzecz zwyci</text:span><text:span text:style-name="T6">ę</text:span><text:span text:style-name="T3">stwa w tej wojnie mniejsze ostatnio wydaj</text:span><text:span text:style-name="T6">ą</text:span><text:span text:style-name="T3"> owoce. Oto kr</text:span><text:span text:style-name="T6">ó</text:span><text:span text:style-name="T3">l polski wielk</text:span><text:span text:style-name="T6">ą</text:span><text:span text:style-name="T3"> armi</text:span><text:span text:style-name="T6">ę</text:span><text:span text:style-name="T3"> zgromadzi</text:span><text:span text:style-name="T6">ł</text:span><text:span text:style-name="T3"> i najecha</text:span><text:span text:style-name="T6">ł</text:span><text:span text:style-name="T3"> Podole, kt</text:span><text:span text:style-name="T6">ó</text:span><text:span text:style-name="T3">re wszak wed</text:span><text:span text:style-name="T6">ł</text:span><text:span text:style-name="T3">ug um</text:span><text:span text:style-name="T6">ó</text:span><text:span text:style-name="T3">w prawomocnych Su</text:span><text:span text:style-name="T6">ł</text:span><text:span text:style-name="T3">tanowi si</text:span><text:span text:style-name="T6">ę</text:span><text:span text:style-name="T3"> nale</text:span><text:span text:style-name="T6">ż</text:span><text:span text:style-name="T3">y. Tymczasem nie od was o tym pochodzie zdradzieckim dowiedzieli</text:span><text:span text:style-name="T6">ś</text:span><text:span text:style-name="T3">my si</text:span><text:span text:style-name="T6">ę</text:span><text:span text:style-name="T3">, jeno wiele krwi wiernych nam </text:span><text:span text:style-name="T6">ż</text:span><text:span text:style-name="T3">o</text:span><text:span text:style-name="T6">ł</text:span><text:span text:style-name="T3">nierzy nas ta wi</text:span><text:span text:style-name="T6">eść już kosztowała. Mówcie wreszcie teraz, co wiecie o zamiarach króla Lachów.</text:span></text:p>
      <text:p text:style-name="Dialog"><text:span text:style-name="T6">- Zamiarem króla polskiego jest odzyskanie Kamieńca i Podola - odrzekli posłowie francuscy - na tym on na pewno poprzestanie, gdy granicę swego państwa sprzed lat pięciu odnowi</text:span><text:span text:style-name="T6">. Przeto walki w tym rejonie, które wojska jego dostojności Sułtana prowadzą, marnowaniem są tylko sił, które przeciw Austrii spożytkować lepiej można. Lepiej stabilną granicę na </text:span><text:soft-page-break/><text:span text:style-name="T6">Dniestrze ustanowić, zamiast na północ od <text:s/>niego wojska marnować. Od strony Polski nic nie grozi, na Mołdawię się nie wyprawią.</text:span></text:p>
      <text:p text:style-name="P3">- Granica na Dniestrze, oddanie Podola, o czym wy mówicie? Wszystkie twierdze Podola w naszym są ręku, przede wszystki Kamieniec, a zabezpieczają go Żwaniec, Trembowla, i Bar. O żadnym wycofaniu się mowy być nie może, bo wojska nasze zaopatrywać i powiększyć w każdy czas możemy, kiedy talko Jego Wysokości wola. A wola jego i taka może być, że i Lwów i Kraków zdobędziemy, i dopiero z hardymi Lachami pokój zawrzemy, aby i z Krakowa Wiedniowi zagrozić.</text:p>
      <text:p text:style-name="P8">Tu nastało poruszenie w świcie sułtana. Do sali wpadł młody generał Kara Mustafa Köprülü, który z rozkazu sułtana w Adrianopolu wojska n awojnę z Polską przygotowywał. Uderzył czołem o posadzkę przed władcą, wstał jednak zaraz i ośmielił się do sułtańskiego ucha nachylić, szepcąc:</text:p>
      <text:p text:style-name="P3">- Bar wzięty!</text:p>
      <text:p text:style-name="P3"/>
      <text:p text:style-name="P3"/>
      <text:p text:style-name="P8">Wygnawszy posłów francuskich Sułtan zgromadził wokół siebie doradców. Wysłuchawszy dokładnie sprawozdania Kara Mustafy, zadumał <text:s/>się. Ta wojna w odległym kraju wielce niewygodna się stała. Ten Lw<text:span text:style-name="T6">ó</text:span>w i Krak<text:span text:style-name="T6">ów muszą poczekać na światło prawdziwej wiary proroka. Nawet nazwy prawdziwie osmańskiej jeszcze im nie wymyślono...</text:span></text:p>
      <text:p text:style-name="P3">- Że Sobieski zdolny jest do niespodzianek, wiedzieliśmy to już. Wydawało nam się jednak, że na opanowaniu Ukrainy się w tym roku skupi. Jeśli w ogóle cokolwiek, wobec buntów w swoim kraju, podejmie. Teraz jednak fortece nasze wokół <text:s/>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8">Tak oto, mimo pory zimowej, ponownie ruszyła machina bojowa wielkiego państwa tureckiego. Mo<text:span text:style-name="T6">ż</text:span>e jeszcze da si<text:span text:style-name="T6">ę</text:span> sk<text:span text:style-name="T6">ł</text:span>oni<text:span text:style-name="T6">ć</text:span> Lach<text:span text:style-name="T6">ó</text:span>w do pokoju takiego, kt<text:span text:style-name="T6">ó</text:span>ry nie by<text:span text:style-name="T6">ł</text:span>by dla su<text:span text:style-name="T6">ł</text:span>tana uw<text:span text:style-name="T6">ł</text:span>aczaj<text:span text:style-name="T6">ą</text:span>cy.</text:p>
      <text:p text:style-name="P9">Genera<text:span text:style-name="T6">ł</text:span> K<text:span text:style-name="T6">ą</text:span>tski siedz<text:span text:style-name="T6">ąć</text:span> w Trembowli z ulg<text:span text:style-name="T6">ą </text:span>przyj<text:span text:style-name="T6">ął</text:span> o kapitulacji Baru wiadomo<text:span text:style-name="T6">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e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text:span><text:soft-page-break/><text:span text:style-name="T6">Pomorzu - na Litwę odmaszerowało. Teraz dopiero razem z Litwinami prosto na Kamieniec maszerowali. Rozkazy królewskie ich przynaglały, bo król do rozstrzygnięcia kampanii dążył.</text:span></text:p>
      <text:p text:style-name="P9">"Wielce miła moja serca a duszy pociecho - pisa<text:span text:style-name="T6">ł</text:span>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text:span text:style-name="T6">ś</text:span> na polach wok<text:span text:style-name="T6">ół</text:span> Kamie<text:span text:style-name="T6">ń</text:span>ca siedzimy i g<text:span text:style-name="T6">ł</text:span>odujemy, oni za<text:span text:style-name="T6">się w Kamieńcu siedzą i marzną. Obaczym, czy najpierw oni wszyscy z zimna popadają, czyli my z głodu, i taki to będzie koniec tej wojny. </text:span>Sko<text:span text:style-name="T6">ń</text:span>czy<text:span text:style-name="T6">ć</text:span> j<text:span text:style-name="T6">ą</text:span> jednak jeszcze tego roku musimy, tego wymaga umowa z Francj<text:span text:style-name="T6">ą</text:span> nasza, jak i te<text:span text:style-name="T6">ż</text:span> dalsze nasze plany.</text:p>
      <text:p text:style-name="P9">Dlatego też proszę Cię już teraz, zacznij tę akcję o której mówiliśmy ostatnio w Jaworowie: wydostań z Królewca pruskiego wdowę po Kalksteinie z dziećmi i przywieź ich do nas, ale każ dobrze strzec, bo elektor długie ręce ostatnio u nas miewa..."</text:p>
      <text:p text:style-name="P9">Wymarsz do Kamie<text:span text:style-name="T6">ń</text:span>ca, obl<text:span text:style-name="T6">ęż</text:span>enie, dezercje i wycieczki tureckie</text:p>
      <text:p text:style-name="P9">W ci<text:span text:style-name="T6">ą</text:span>gu listopada trudniej si<text:span text:style-name="T6">ę</text:span> wojowa<text:span text:style-name="T6">ł</text:span>o wo<text:span text:style-name="T6">ł</text:span>ochom pana Ostrowskiego w Mo<text:span text:style-name="T6">ł</text:span>dawii. Co prawda jesie<text:span text:style-name="T6">ń</text:span> by<text:span text:style-name="T6">ł</text:span>a cieplejsza na po<text:span text:style-name="T6">ł</text:span>udnie od Dniestru, pogoda zatem nie do<text:span text:style-name="T6">ś</text:span>wiadcza<text:span text:style-name="T6">ł</text:span>a wojak<text:span text:style-name="T6">ó</text:span>w, i <text:span text:style-name="T6">ś</text:span>wie<text:span text:style-name="T6">ż</text:span>a pasza dla koni zawsze by<text:span text:style-name="T6">ł</text:span>a. Lecz transporty wroga coraz lepiej uzbrojone chadza<text:span text:style-name="T6">ł</text:span>y, a ich etapy zawsze w umocnionych obozach stawa<text:span text:style-name="T6">ł</text:span>y, na kt<text:span text:style-name="T6">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nej wiktorii zeszłorocznej zapadł i tylko obserwował. Zamek w Chocimiu przez Janczarów był obsadzony i dla pana Ostrowskiego nie do zdobycia, mimo że wiekowy. Lecz nocami przez most pod zamkiem przekradali się gońcy polscy i tak oto Ostrowski wreszcie porozumiał się z panem Sieniawskim, świeżo mianowanym marszałkiem nadwornym koronnym, który z rozkazu króla przepraw przez Dniestr miał za wszelką cenę strzec. Czaty Ostrowskiego pod Chocimiem wielce mu się przydały.</text:span></text:p>
      <text:p text:style-name="P9">I oto dnia pierwszego grudnia, przez prószący śnieg, ujrzał pan Ostrowsc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9">Mieszka<text:span text:style-name="T6">ń</text:span>cy Bia<text:span text:style-name="T6">ł</text:span>ogrodu ju<text:span text:style-name="T6">ż</text:span> przyzwyczaili si<text:span text:style-name="T6">ę</text:span> do my<text:span text:style-name="T6">ś</text:span>li, <text:span text:style-name="T6">ż</text:span>e wojna przewali si<text:span text:style-name="T6">ę</text:span> wok<text:span text:style-name="T6">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k więc znowu przemierzał Medżi Gerej Mołdawię dla chwały Kalifa i Sułtana. Przed nim posuwał się długi wąż innych oddziałów tatarskich, które z Krymu alboli też nawet ze stepów Nogajskich dołączyły. Dowodził zaś tym razem młody Adży Girej.</text:span></text:p>
      <text:p text:style-name="P9"><text:span text:style-name="T6">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text:span><text:soft-page-break/><text:span text:style-name="T6">dadzą. Lecz Adżi Girej wcale na króla rzucać się nie zamierzał, jedynie zamieszania narobić. Rozdzielił </text:span><text:span text:style-name="T6">wojska na kilka czambułów, i właśnie odesłał Nogajów na wschód, na Mohylów, gdy zza zagajnika obok wioski zwanej przez Lachów Rudą wyszły dwa pułki jazdy polskiej.</text:span></text:p>
      <text:p text:style-name="P9">Chor<text:span text:style-name="T6">ą</text:span>giew pana Starczy<text:span text:style-name="T6">ń</text:span>skiego posuwa<text:span text:style-name="T6">ł</text:span>a si<text:span text:style-name="T6">ę</text:span> w kierunku Chocmia na czele kolumny pana Modrzewskiego i w<text:span text:style-name="T6">ł</text:span>a<text:span text:style-name="T6">ś</text:span>nie powoli obje<text:span text:style-name="T6">ż</text:span>d<text:span text:style-name="T6">ż</text:span>ali sporawy zagajnik gdy nagle id<text:span text:style-name="T6">ą</text:span>ce przed nimi chor<text:span text:style-name="T6">ą</text:span>gwie pancerne pu<text:span text:style-name="T6">ł</text:span>ku pana Bogusza rozwin<text:span text:style-name="T6">ęł</text:span>y si<text:span text:style-name="T6">ę</text:span> i ruszy<text:span text:style-name="T6">ł</text:span>y galopem. Wymin<text:span text:style-name="T6">ą</text:span>wszy wreszcie zagajnik, <text:span text:style-name="T6">ż</text:span>o<text:span text:style-name="T6">ł</text:span>nierze Modrzewskiego ujrzeli, jaki ich koledzy <text:span text:style-name="T6">ś</text:span>cieraj<text:span text:style-name="T6">ą</text:span> si<text:span text:style-name="T6">ę</text:span> z Tatarami. Pan Modrzewski </text:p>
      <text:p text:style-name="P9">Drugiego grudnia rano <text:span text:style-name="T6">ś</text:span>nieg przesta<text:span text:style-name="T6">ł</text:span> pruszy<text:span text:style-name="T6">ć</text:span> i Ostrowski wyra<text:span text:style-name="T6">ź</text:span>nie widzia<text:span text:style-name="T6">ł</text:span> w dali Tatar<text:span text:style-name="T6">ó</text:span>w przechodz<text:span text:style-name="T6">ą</text:span>cych mimo fortyfikacji <text:span text:style-name="T6">Ż</text:span>wa<text:span text:style-name="T6">ń</text:span>ca. Spojrzawszy w drug<text:span text:style-name="T6">ą</text:span> stron<text:span text:style-name="T6">ę</text:span> ujrzeli masy piechoty tureckiej, od po<text:span text:style-name="T6">ł</text:span>udnia do Chocimia zd<text:span text:style-name="T6">ąż</text:span>aj<text:span text:style-name="T6">ą</text:span>cej. Masy! By<text:span text:style-name="T6">ł</text:span> to bowiem korpus Kap<text:span text:style-name="T6">ł</text:span>ana Paszy z Cecory, wzmocniony jeszcze posi<text:span text:style-name="T6">ł</text:span>kami przyby<text:span text:style-name="T6">ł</text:span>ymi przez Morze Czarne. Ca<text:span text:style-name="T6">ł</text:span>y dzie<text:span text:style-name="T6">ń</text:span> trwa<text:span text:style-name="T6">ł</text:span> przemarsz korpusu, ca<text:span text:style-name="T6">ł</text:span>y dzie<text:span text:style-name="T6">ń</text:span> liczyli tureckie si<text:span text:style-name="T6">ł</text:span>y kawalerzy<text:span text:style-name="T6">ś</text:span>ci pana Ostrowskiego, wreszcie wieczorem pchni<text:span text:style-name="T6">ę</text:span>to go<text:span text:style-name="T6">ń</text:span>ca do pana Sieniawskiego w <text:span text:style-name="T6">Ż</text:span>wa<text:span text:style-name="T6">ń</text:span>cu. Goniec ten przeby<text:span text:style-name="T6">ł</text:span> Dniestr w zapadaj<text:span text:style-name="T6">ą</text:span>cym zmroku wp<text:span text:style-name="T6">ł</text:span>aw, bo most by<text:span text:style-name="T6">ł</text:span> dobrze pilnowany przez tureckich Sipah<text:span text:style-name="T6">ó</text:span>w.</text:p>
      <text:p text:style-name="P9">Peter w Otaczu pod <text:span text:style-name="T6">Ż</text:span>wa<text:span text:style-name="T6">ń</text:span>cem, widzi jak goniec przyje<text:span text:style-name="T6">ż</text:span>d<text:span text:style-name="T6">ż</text:span>a. Wszyscy martwi<text:span text:style-name="T6">ą</text:span> si<text:span text:style-name="T6">ę</text:span> o dzia<text:span text:style-name="T6">ł</text:span>a tureckie.</text:p>
      <text:p text:style-name="P9">Tatarzy bior<text:span text:style-name="T6">ą</text:span> udzia<text:span text:style-name="T6">ł</text:span> w bitwie pod Rud<text:span text:style-name="T6">ą, Jabłonowski ma zamiar odciąć Tatarów, po</text:span><text:span text:style-name="T6">ś</text:span>cig, w kt<text:span text:style-name="T6">ó</text:span>rym bierze udzia<text:span text:style-name="T6">ł</text:span> Starczy<text:span text:style-name="T6">ń</text:span>ski.<text:span text:style-name="T6"> Bia</text:span><text:span text:style-name="T6">ł</text:span>ogrodzcy uciekaj<text:span text:style-name="T6">ą</text:span>. <text:span text:style-name="T6">JEdnocześnie Sieniawski broni Żwańca, tam jest Peter. <text:s/>P</text:span>ojawiają się Turcy pod Kapłanem Paszą</text:p>
      <text:p text:style-name="P9">Przybycie odsieczy tureckiej</text:p>
      <text:p text:style-name="Text_20_body"><text:span text:style-name="T7">Bitwa wi</text:span><text:span text:style-name="T7">elka</text:span></text:p>
      <text:p text:style-name="P9">Zawarcie rozejmu</text:p>
      <text:p text:style-name="P9">Gromienie Kozaków</text:p>
      <text:p text:style-name="P6"/>
      <text:p text:style-name="P6"/>
      <text:p text:style-name="P6"/>
      <text:p text:style-name="P4"/>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oft-page-break/><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text:p text:style-name="Standard"><text:span text:style-name="Absatz-Standardschriftart"><text:span text:style-name="T1"/></text:span></text:p>
      <text:p text:style-name="Standard"><text:span text:style-name="Absatz-Standardschriftart"><text:span text:style-name="T1">Na wojnie z Prusami</text:span></text:span></text:p>
      <text:p text:style-name="Standard"><text:span text:style-name="Absatz-Standardschriftart"><text:span text:style-name="T1">"Doj</text:span></text:span><text:span text:style-name="Absatz-Standardschriftart"><text:span text:style-name="T7">ść</text:span></text:span><text:span text:style-name="Absatz-Standardschriftart"><text:span text:style-name="T4"> nam dzisiaj do Grudzi</text:span></text:span><text:span text:style-name="Absatz-Standardschriftart"><text:span text:style-name="T7">ą</text:span></text:span><text:span text:style-name="Absatz-Standardschriftart"><text:span text:style-name="T4">dza - trzeba dupy mie</text:span></text:span><text:span text:style-name="Absatz-Standardschriftart"><text:span text:style-name="T7">ć</text:span></text:span><text:span text:style-name="Absatz-Standardschriftart"><text:span text:style-name="T4"> z mosi</text:span></text:span><text:span text:style-name="Absatz-Standardschriftart"><text:span text:style-name="T7">ą</text:span></text:span><text:span text:style-name="Absatz-Standardschriftart"><text:span text:style-name="T4">dza!"</text:span></text:span></text:p>
      <text:p text:style-name="Standard"><text:span text:style-name="Absatz-Standardschriftart"><text:span text:style-name="T4">"Zamiast dupy krwawa rana - to podjazdy kr</text:span></text:span><text:span text:style-name="Absatz-Standardschriftart"><text:span text:style-name="T7">ó</text:span></text:span><text:span text:style-name="Absatz-Standardschriftart"><text:span text:style-name="T4">la Jan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2" svg:font-family="Calibri, sans-serif"/>
    <style:font-face style:name="Calibri1"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04-03T08:39:58.59</dc:date>
    <meta:editing-cycles>883</meta:editing-cycles>
    <meta:editing-duration>P2DT21H5M17S</meta:editing-duration>
    <meta:document-statistic meta:table-count="0" meta:image-count="0" meta:object-count="0" meta:page-count="19" meta:paragraph-count="166" meta:word-count="9069" meta:character-count="61157"/>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